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355cm" table:align="left"/>
    </style:style>
    <style:style style:name="表格6.A" style:family="table-column">
      <style:table-column-properties style:column-width="3.493cm"/>
    </style:style>
    <style:style style:name="表格6.B" style:family="table-column">
      <style:table-column-properties style:column-width="2.408cm"/>
    </style:style>
    <style:style style:name="表格6.C" style:family="table-column">
      <style:table-column-properties style:column-width="1.799cm"/>
    </style:style>
    <style:style style:name="表格6.D" style:family="table-column">
      <style:table-column-properties style:column-width="1.612cm"/>
    </style:style>
    <style:style style:name="表格6.E" style:family="table-column">
      <style:table-column-properties style:column-width="2.321cm"/>
    </style:style>
    <style:style style:name="表格6.G" style:family="table-column">
      <style:table-column-properties style:column-width="2.401cm"/>
    </style:style>
    <style:style style:name="表格6.A1" style:family="table-cell">
      <style:table-cell-properties style:vertical-align="middle" fo:padding="0.049cm" fo:border="1pt solid #a7a7a7"/>
    </style:style>
    <style:style style:name="表格6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6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6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2" style:family="table-row">
      <style:table-row-properties style:min-row-height="0.838cm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.3" style:family="table-row">
      <style:table-row-properties style:min-row-height="1.831cm"/>
    </style:style>
    <style:style style:name="表格2.4" style:family="table-row">
      <style:table-row-properties style:min-row-height="0.503cm"/>
    </style:style>
    <style:style style:name="表格4" style:family="table">
      <style:table-properties style:width="15.649cm" table:align="left"/>
    </style:style>
    <style:style style:name="表格4.A" style:family="table-column">
      <style:table-column-properties style:column-width="3.201cm"/>
    </style:style>
    <style:style style:name="表格4.B" style:family="table-column">
      <style:table-column-properties style:column-width="12.448cm"/>
    </style:style>
    <style:style style:name="表格4.A1" style:family="table-cell">
      <style:table-cell-properties style:vertical-align="middle" fo:padding="0.049cm" fo:border="1pt solid #a7a7a7"/>
    </style:style>
    <style:style style:name="表格4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4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4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870d" style:font-size-asian="21pt" style:font-weight-asian="bold"/>
    </style:style>
    <style:style style:name="P6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7" style:family="paragraph" style:parent-style-name="Text_20_body"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style:font-size-asian="12pt" style:font-weight-asian="bold"/>
    </style:style>
    <style:style style:name="P14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8db4d" officeooo:paragraph-rsid="002d5937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6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7" style:family="paragraph" style:parent-style-name="Text_20_body">
      <style:paragraph-properties fo:text-align="start" style:justify-single-word="false"/>
      <style:text-properties fo:font-size="10.5pt" officeooo:rsid="00233f8f" officeooo:paragraph-rsid="002b97f3" style:font-size-asian="10.5pt"/>
    </style:style>
    <style:style style:name="P28" style:family="paragraph" style:parent-style-name="Text_20_body">
      <style:paragraph-properties fo:text-align="start" style:justify-single-word="false"/>
      <style:text-properties fo:font-size="10.5pt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31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32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3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4" style:family="paragraph" style:parent-style-name="Text_20_body">
      <style:text-properties officeooo:rsid="0015d9cd" officeooo:paragraph-rsid="0024870d"/>
    </style:style>
    <style:style style:name="P35" style:family="paragraph" style:parent-style-name="Text_20_body">
      <style:text-properties officeooo:rsid="0012a5e3" officeooo:paragraph-rsid="0024870d"/>
    </style:style>
    <style:style style:name="P36" style:family="paragraph" style:parent-style-name="Text_20_body">
      <style:text-properties officeooo:rsid="0012a5e3" officeooo:paragraph-rsid="0015a713"/>
    </style:style>
    <style:style style:name="P37" style:family="paragraph" style:parent-style-name="Text_20_body">
      <style:text-properties officeooo:rsid="00225874" officeooo:paragraph-rsid="0024870d"/>
    </style:style>
    <style:style style:name="P38" style:family="paragraph" style:parent-style-name="Text_20_body">
      <style:paragraph-properties fo:text-align="start" style:justify-single-word="false"/>
      <style:text-properties fo:color="#ff0000" style:font-size-asian="10.5pt"/>
    </style:style>
    <style:style style:name="P39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40" style:family="paragraph" style:parent-style-name="Text_20_body">
      <style:paragraph-properties fo:text-align="start" style:justify-single-word="false"/>
      <style:text-properties fo:color="#000000"/>
    </style:style>
    <style:style style:name="P41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42" style:family="paragraph" style:parent-style-name="Text_20_body">
      <style:paragraph-properties fo:text-align="start" style:justify-single-word="false"/>
      <style:text-properties fo:color="#000000" fo:font-size="10.5pt" officeooo:rsid="00158c58" officeooo:paragraph-rsid="002d5937" style:font-size-asian="10.5pt"/>
    </style:style>
    <style:style style:name="P43" style:family="paragraph" style:parent-style-name="Text_20_body">
      <style:paragraph-properties fo:text-align="start" style:justify-single-word="false"/>
      <style:text-properties fo:color="#000000" fo:font-size="10.5pt" officeooo:rsid="002d5937" officeooo:paragraph-rsid="002d5937" style:font-size-asian="10.5pt"/>
    </style:style>
    <style:style style:name="P44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45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46" style:family="paragraph" style:parent-style-name="Text_20_body" style:master-page-name="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style:page-number="auto" fo:background-color="transparent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Microsoft YaHei" style:font-size-asian="10.5pt" style:font-style-asian="normal" style:font-weight-asian="normal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Microsoft YaHei" style:font-size-asian="10.5pt" style:font-style-asian="normal" style:font-weight-asian="normal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 style:font-name-asian="Microsoft YaHei" style:font-size-asian="10.5pt" style:font-style-asian="normal" style:font-weight-asian="normal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5d3f2" style:font-name-asian="Microsoft YaHei" style:font-size-asian="10.5pt" style:font-style-asian="normal" style:font-weight-asian="normal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24870d" style:font-name-asian="Microsoft YaHei" style:font-size-asian="10.5pt" style:font-style-asian="normal" style:font-weight-asian="normal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2497b0" style:font-name-asian="Microsoft YaHei" style:font-size-asian="10.5pt" style:font-style-asian="normal" style:font-weight-asian="normal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2497b0" style:font-name-asian="Microsoft YaHei" style:font-size-asian="10.5pt" style:font-style-asian="normal" style:font-weight-asian="normal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24870d" style:font-name-asian="Microsoft YaHei" style:font-size-asian="10.5pt" style:font-style-asian="normal" style:font-weight-asian="normal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24870d" style:font-name-asian="Microsoft YaHei" style:font-size-asian="10.5pt" style:font-style-asian="normal" style:font-weight-asian="normal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2497b0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2497b0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2497b0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2497b0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2497b0" style:font-name-asian="Microsoft YaHei" style:font-size-asian="10.5pt" style:font-style-asian="normal" style:font-weight-asian="normal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25d3f2" officeooo:paragraph-rsid="0025d3f2" style:font-name-asian="Microsoft YaHei" style:font-size-asian="10.5pt" style:font-style-asian="normal" style:font-weight-asian="normal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2497b0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24870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24870d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2497b0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2497b0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2497b0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Tahoma" style:font-size-asian="10.5pt" style:font-style-asian="normal" style:font-weight-asian="normal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Tahoma" style:font-size-asian="10.5pt" style:font-style-asian="normal" style:font-weight-asian="normal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24870d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2497b0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2497b0" style:font-name-asian="Microsoft YaHei" style:font-size-asian="10.5pt" style:font-style-asian="normal" style:font-weight-asian="normal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24870d" style:font-name-asian="Calibri" style:font-size-asian="10.5pt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80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2497b0"/>
    </style:style>
    <style:style style:name="P8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2497b0"/>
    </style:style>
    <style:style style:name="P84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85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86" style:family="paragraph" style:parent-style-name="Table_20_Contents">
      <style:paragraph-properties fo:text-align="start" style:justify-single-word="false"/>
      <style:text-properties fo:font-size="10.5pt" officeooo:rsid="000fcb0b" style:font-name-asian="华文黑体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fo:font-size="10.5pt" style:font-name-asian="华文黑体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" style:font-size-asian="10.5pt" style:font-size-complex="10.5pt"/>
    </style:style>
    <style:style style:name="P89" style:family="paragraph" style:parent-style-name="Standard">
      <style:text-properties officeooo:paragraph-rsid="002497b0"/>
    </style:style>
    <style:style style:name="P90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P91" style:family="paragraph" style:parent-style-name="Standard">
      <style:text-properties officeooo:paragraph-rsid="000d5fa4"/>
    </style:style>
    <style:style style:name="P92" style:family="paragraph" style:parent-style-name="Standard">
      <style:text-properties officeooo:paragraph-rsid="00375d75"/>
    </style:style>
    <style:style style:name="P9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94" style:family="paragraph" style:parent-style-name="Standard"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95" style:family="paragraph" style:parent-style-name="Standard">
      <style:text-properties style:font-name="SimSun" fo:font-size="10.5pt" fo:font-weight="bold" officeooo:rsid="007e5555" officeooo:paragraph-rsid="003844ee" style:font-name-asian="SimSun" style:font-size-asian="10.5pt" style:font-weight-asian="bold" style:font-size-complex="10.5pt" style:font-weight-complex="bold"/>
    </style:style>
    <style:style style:name="P96" style:family="paragraph" style:parent-style-name="Standard">
      <style:text-properties style:font-name="SimSun" fo:font-size="10.5pt" fo:font-weight="bold" officeooo:rsid="007f7c52" officeooo:paragraph-rsid="003844ee" style:font-name-asian="SimSun" style:font-size-asian="10.5pt" style:font-weight-asian="bold" style:font-size-complex="10.5pt" style:font-weight-complex="bold"/>
    </style:style>
    <style:style style:name="P97" style:family="paragraph" style:parent-style-name="Standard">
      <style:text-properties style:font-name="SimSun" fo:font-size="10.5pt" fo:font-weight="bold" officeooo:rsid="00813f0c" officeooo:paragraph-rsid="003844ee" style:font-name-asian="SimSun" style:font-size-asian="10.5pt" style:font-weight-asian="bold" style:font-size-complex="10.5pt" style:font-weight-complex="bold"/>
    </style:style>
    <style:style style:name="P98" style:family="paragraph" style:parent-style-name="Standard">
      <style:text-properties style:font-name="SimSun" fo:font-size="10.5pt" fo:font-weight="normal" officeooo:rsid="007e5555" officeooo:paragraph-rsid="003844ee" style:font-name-asian="SimSun" style:font-size-asian="10.5pt" style:font-weight-asian="normal" style:font-size-complex="10.5pt" style:font-weight-complex="normal"/>
    </style:style>
    <style:style style:name="P99" style:family="paragraph" style:parent-style-name="Standard">
      <style:text-properties style:font-name="SimSun" fo:font-size="10.5pt" fo:font-weight="normal" officeooo:rsid="007f7c52" officeooo:paragraph-rsid="003844ee" style:font-name-asian="SimSun" style:font-size-asian="10.5pt" style:font-weight-asian="normal" style:font-size-complex="10.5pt" style:font-weight-complex="normal"/>
    </style:style>
    <style:style style:name="P100" style:family="paragraph" style:parent-style-name="Standard">
      <style:text-properties style:font-name="SimSun" fo:font-size="16pt" fo:font-weight="normal" officeooo:rsid="005e3390" officeooo:paragraph-rsid="003844ee" style:font-name-asian="SimSun" style:font-size-asian="10.5pt" style:font-weight-asian="normal" style:font-size-complex="16pt" style:font-weight-complex="normal"/>
    </style:style>
    <style:style style:name="P101" style:family="paragraph" style:parent-style-name="Standard">
      <style:text-properties style:font-name="SimSun" fo:font-size="16pt" fo:font-weight="bold" officeooo:rsid="005e3390" officeooo:paragraph-rsid="003844ee" style:font-name-asian="SimSun" style:font-size-asian="10.5pt" style:font-weight-asian="bold" style:font-size-complex="16pt" style:font-weight-complex="bold"/>
    </style:style>
    <style:style style:name="P102" style:family="paragraph" style:parent-style-name="Standard">
      <style:text-properties fo:font-size="10.5pt" officeooo:rsid="00016671" officeooo:paragraph-rsid="003844ee" style:font-size-asian="10.5pt" style:font-size-complex="10.5pt"/>
    </style:style>
    <style:style style:name="P103" style:family="paragraph" style:parent-style-name="Standard">
      <style:text-properties fo:font-size="10.5pt" officeooo:rsid="0006c691" officeooo:paragraph-rsid="003844ee" style:font-size-asian="10.5pt" style:font-size-complex="10.5pt"/>
    </style:style>
    <style:style style:name="P104" style:family="paragraph" style:parent-style-name="Standard">
      <style:text-properties fo:font-size="10.5pt" officeooo:rsid="0001bd62" officeooo:paragraph-rsid="003844ee" style:font-size-asian="10.5pt" style:font-size-complex="10.5pt"/>
    </style:style>
    <style:style style:name="P105" style:family="paragraph" style:parent-style-name="Standard">
      <style:text-properties fo:font-size="10.5pt" officeooo:rsid="0007e50c" officeooo:paragraph-rsid="003844ee" style:font-size-asian="10.5pt" style:font-size-complex="10.5pt"/>
    </style:style>
    <style:style style:name="P106" style:family="paragraph" style:parent-style-name="Standard">
      <style:text-properties fo:font-size="10.5pt" officeooo:rsid="00021a14" officeooo:paragraph-rsid="003844ee" style:font-size-asian="10.5pt" style:font-size-complex="10.5pt"/>
    </style:style>
    <style:style style:name="P107" style:family="paragraph" style:parent-style-name="Standard">
      <style:paragraph-properties fo:line-height="175%" fo:text-align="justify" style:justify-single-word="false"/>
      <style:text-properties fo:font-size="10.5pt" officeooo:paragraph-rsid="003844ee" style:font-size-asian="10.5pt" style:font-size-complex="10.5pt"/>
    </style:style>
    <style:style style:name="P108" style:family="paragraph" style:parent-style-name="Standard">
      <style:text-properties fo:font-size="10.5pt" officeooo:paragraph-rsid="003844ee" style:font-size-asian="10.5pt" style:font-size-complex="10.5pt"/>
    </style:style>
    <style:style style:name="P109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3844ee" style:font-name-asian="SimSun" style:font-size-asian="12pt" style:font-weight-asian="bold" style:font-size-complex="10.5pt"/>
    </style:style>
    <style:style style:name="P110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3844ee" style:font-name-asian="方正苏新诗柳楷简体" style:font-size-asian="10.5pt" style:font-size-complex="10.5pt"/>
    </style:style>
    <style:style style:name="P111" style:family="paragraph" style:parent-style-name="Standard">
      <style:text-properties fo:font-size="10.5pt" officeooo:rsid="0007e50c" officeooo:paragraph-rsid="003844ee" style:font-name-asian="方正苏新诗柳楷简体" style:font-size-asian="10.5pt" style:font-size-complex="10.5pt"/>
    </style:style>
    <style:style style:name="P112" style:family="paragraph" style:parent-style-name="Standard">
      <style:text-properties fo:font-size="10.5pt" officeooo:rsid="0007e50c" officeooo:paragraph-rsid="003844ee" style:font-name-asian="华文黑体" style:font-size-asian="10.5pt" style:font-size-complex="10.5pt"/>
    </style:style>
    <style:style style:name="P113" style:family="paragraph" style:parent-style-name="Standard">
      <style:paragraph-properties fo:line-height="175%" fo:text-align="start" style:justify-single-word="false"/>
      <style:text-properties officeooo:paragraph-rsid="003844ee"/>
    </style:style>
    <style:style style:name="P114" style:family="paragraph" style:parent-style-name="Standard">
      <style:text-properties style:font-name="华文黑体" fo:font-size="10.5pt" officeooo:rsid="0009b383" officeooo:paragraph-rsid="003844ee" style:font-name-asian="华文黑体" style:font-size-asian="10.5pt" style:font-size-complex="10.5pt"/>
    </style:style>
    <style:style style:name="P115" style:family="paragraph" style:parent-style-name="Standard">
      <style:text-properties style:font-name="Liberation Serif" fo:font-size="10.5pt" officeooo:rsid="0009b383" officeooo:paragraph-rsid="003844ee" style:font-name-asian="Liberation Serif" style:font-size-asian="10.5pt" style:font-size-complex="10.5pt"/>
    </style:style>
    <style:style style:name="P116" style:family="paragraph" style:parent-style-name="Standard">
      <style:text-properties style:font-name="Liberation Serif" fo:font-size="10.5pt" officeooo:rsid="008380e2" officeooo:paragraph-rsid="003844ee" style:font-name-asian="Liberation Serif" style:font-size-asian="10.5pt" style:font-size-complex="10.5pt"/>
    </style:style>
    <style:style style:name="P117" style:family="paragraph" style:parent-style-name="Standard">
      <style:text-properties style:font-name="Liberation Serif" fo:font-size="10.5pt" officeooo:rsid="0083d65c" officeooo:paragraph-rsid="003844ee" style:font-name-asian="Liberation Serif" style:font-size-asian="10.5pt" style:font-size-complex="10.5pt"/>
    </style:style>
    <style:style style:name="P118" style:family="paragraph" style:parent-style-name="Standard">
      <style:text-properties style:font-name="Liberation Serif" fo:font-size="10.5pt" officeooo:rsid="0077981a" officeooo:paragraph-rsid="003844ee" style:font-name-asian="Liberation Serif" style:font-size-asian="10.5pt" style:font-size-complex="10.5pt"/>
    </style:style>
    <style:style style:name="P119" style:family="paragraph" style:parent-style-name="Standard">
      <style:text-properties style:font-name="Liberation Serif" fo:font-size="10.5pt" officeooo:rsid="00783631" officeooo:paragraph-rsid="003844ee" style:font-name-asian="Liberation Serif" style:font-size-asian="10.5pt" style:font-size-complex="10.5pt"/>
    </style:style>
    <style:style style:name="P120" style:family="paragraph" style:parent-style-name="Standard">
      <style:text-properties style:font-name="Liberation Serif" fo:font-size="10.5pt" officeooo:rsid="007e0a04" officeooo:paragraph-rsid="003844ee" style:font-name-asian="Liberation Serif" style:font-size-asian="10.5pt" style:font-size-complex="10.5pt"/>
    </style:style>
    <style:style style:name="P121" style:family="paragraph" style:parent-style-name="Standard">
      <style:text-properties style:font-name="Liberation Serif" fo:font-size="10.5pt" officeooo:rsid="000cd07d" officeooo:paragraph-rsid="003844ee" style:font-name-asian="Liberation Serif" style:font-size-asian="10.5pt" style:font-size-complex="10.5pt"/>
    </style:style>
    <style:style style:name="P122" style:family="paragraph" style:parent-style-name="Standard">
      <style:text-properties style:font-name="Liberation Serif" fo:font-size="10.5pt" fo:font-weight="bold" officeooo:rsid="0009b383" officeooo:paragraph-rsid="003844ee" style:font-name-asian="Liberation Serif" style:font-size-asian="10.5pt" style:font-weight-asian="bold" style:font-size-complex="10.5pt" style:font-weight-complex="bold"/>
    </style:style>
    <style:style style:name="P123" style:family="paragraph" style:parent-style-name="Standard">
      <style:text-properties fo:font-size="16pt" officeooo:rsid="005e3390" officeooo:paragraph-rsid="003844ee" style:font-name-asian="SimSun" style:font-size-asian="10.5pt" style:font-size-complex="16pt"/>
    </style:style>
    <style:style style:name="P124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25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126" style:family="paragraph" style:parent-style-name="Text_20_body">
      <style:paragraph-properties fo:margin-top="0cm" fo:margin-bottom="0.499cm" loext:contextual-spacing="false" fo:text-align="start" style:justify-single-word="false"/>
      <style:text-properties fo:color="#ff0000" officeooo:paragraph-rsid="00375c33" style:font-size-asian="10.5pt"/>
    </style:style>
    <style:style style:name="P12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12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12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3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13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13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133" style:family="paragraph" style:parent-style-name="Text_20_body">
      <style:paragraph-properties fo:line-height="175%" fo:text-align="start" style:justify-single-word="false"/>
      <style:text-properties fo:font-size="24pt" officeooo:paragraph-rsid="003844ee" style:font-size-asian="24pt" style:font-size-complex="24pt"/>
    </style:style>
    <style:style style:name="P13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13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13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5d75"/>
    </style:style>
    <style:style style:name="P13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13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375d75" style:font-name-asian="Microsoft YaHei" style:font-size-asian="10.5pt" style:font-style-asian="normal" style:font-weight-asian="normal"/>
    </style:style>
    <style:style style:name="P13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14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e6a7b" style:font-name-asian="Microsoft YaHei" style:font-size-asian="10.5pt" style:font-style-asian="normal" style:font-weight-asian="normal"/>
    </style:style>
    <style:style style:name="P14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5d75" style:font-name-asian="Microsoft YaHei" style:font-size-asian="10.5pt" style:font-style-asian="normal" style:font-weight-asian="normal"/>
    </style:style>
    <style:style style:name="P14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14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375d75" style:font-name-asian="Microsoft YaHei" style:font-size-asian="10.5pt" style:font-style-asian="normal" style:font-weight-asian="normal"/>
    </style:style>
    <style:style style:name="P1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1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1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1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1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0b45f0" style:font-name-asian="Microsoft YaHei" style:font-size-asian="10.5pt" style:font-style-asian="normal" style:font-weight-asian="normal"/>
    </style:style>
    <style:style style:name="P1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1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1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375d75" style:font-name-asian="Microsoft YaHei" style:font-size-asian="10.5pt" style:font-style-asian="normal" style:font-weight-asian="normal"/>
    </style:style>
    <style:style style:name="P1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1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1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375d75" style:font-name-asian="Microsoft YaHei" style:font-size-asian="10.5pt" style:font-style-asian="normal" style:font-weight-asian="normal"/>
    </style:style>
    <style:style style:name="P1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1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375d75"/>
    </style:style>
    <style:style style:name="P1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1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375d75"/>
    </style:style>
    <style:style style:name="P1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1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1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1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1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1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1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375d75"/>
    </style:style>
    <style:style style:name="P1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1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375d75"/>
    </style:style>
    <style:style style:name="P1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1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1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5d75" style:font-name-asian="Tahoma" style:font-size-asian="10.5pt" style:font-style-asian="normal" style:font-weight-asian="normal"/>
    </style:style>
    <style:style style:name="P1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1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375d75"/>
    </style:style>
    <style:style style:name="P1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1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375d75" style:font-name-asian="Microsoft YaHei" style:font-size-asian="10.5pt" style:font-style-asian="normal" style:font-weight-asian="normal"/>
    </style:style>
    <style:style style:name="P17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17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375d75" style:font-name-asian="Calibri" style:font-size-asian="10.5pt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2342b2" style:font-size-asian="10.5pt"/>
    </style:style>
    <style:style style:name="T21" style:family="text">
      <style:text-properties fo:font-size="10.5pt" officeooo:rsid="002a0199" style:font-size-asian="10.5pt"/>
    </style:style>
    <style:style style:name="T22" style:family="text">
      <style:text-properties fo:font-size="10.5pt" officeooo:rsid="00311e4e" style:font-size-asian="10.5pt"/>
    </style:style>
    <style:style style:name="T23" style:family="text">
      <style:text-properties fo:font-size="10.5pt" officeooo:rsid="00312ea9" style:font-size-asian="10.5pt"/>
    </style:style>
    <style:style style:name="T24" style:family="text">
      <style:text-properties fo:font-size="10.5pt" officeooo:rsid="003231b2" style:font-size-asian="10.5pt"/>
    </style:style>
    <style:style style:name="T25" style:family="text">
      <style:text-properties fo:font-size="10.5pt" officeooo:rsid="00358698" style:font-size-asian="10.5pt"/>
    </style:style>
    <style:style style:name="T26" style:family="text">
      <style:text-properties fo:font-size="10.5pt" officeooo:rsid="002a0199"/>
    </style:style>
    <style:style style:name="T27" style:family="text">
      <style:text-properties fo:font-size="10.5pt" officeooo:rsid="00311e4e"/>
    </style:style>
    <style:style style:name="T28" style:family="text">
      <style:text-properties fo:font-size="10.5pt" officeooo:rsid="0046ee1c"/>
    </style:style>
    <style:style style:name="T29" style:family="text">
      <style:text-properties fo:font-size="10.5pt" fo:font-weight="normal" officeooo:rsid="007f7c52" style:font-weight-asian="normal" style:font-size-complex="10.5pt" style:font-weight-complex="normal"/>
    </style:style>
    <style:style style:name="T30" style:family="text">
      <style:text-properties style:font-size-asian="10.5pt"/>
    </style:style>
    <style:style style:name="T31" style:family="text">
      <style:text-properties officeooo:rsid="000e9738" style:font-size-asian="10.5pt"/>
    </style:style>
    <style:style style:name="T32" style:family="text">
      <style:text-properties officeooo:rsid="002342b2" style:font-size-asian="10.5pt"/>
    </style:style>
    <style:style style:name="T33" style:family="text">
      <style:text-properties officeooo:rsid="002d5937" style:font-size-asian="10.5pt"/>
    </style:style>
    <style:style style:name="T34" style:family="text">
      <style:text-properties officeooo:rsid="00312ea9" style:font-size-asian="10.5pt"/>
    </style:style>
    <style:style style:name="T35" style:family="text">
      <style:text-properties style:font-name="Microsoft YaHei" fo:font-size="10.5pt" fo:font-style="normal" fo:font-weight="normal"/>
    </style:style>
    <style:style style:name="T36" style:family="text">
      <style:text-properties style:font-name="Microsoft YaHei" fo:font-size="10.5pt" fo:font-style="normal" fo:font-weight="normal" officeooo:rsid="000be1ba"/>
    </style:style>
    <style:style style:name="T37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38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39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40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41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42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43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44" style:family="text">
      <style:text-properties style:font-name="Microsoft YaHei" fo:font-size="10.5pt" fo:font-style="normal" fo:font-weight="normal" officeooo:rsid="001b1a8a"/>
    </style:style>
    <style:style style:name="T45" style:family="text">
      <style:text-properties style:font-name-asian="Microsoft YaHei" style:font-size-asian="10.5pt" style:font-style-asian="normal" style:font-weight-asian="normal"/>
    </style:style>
    <style:style style:name="T46" style:family="text">
      <style:text-properties officeooo:rsid="000be1ba" style:font-name-asian="Microsoft YaHei" style:font-size-asian="10.5pt" style:font-style-asian="normal" style:font-weight-asian="normal"/>
    </style:style>
    <style:style style:name="T47" style:family="text">
      <style:text-properties officeooo:rsid="000d59d6" style:font-name-asian="Microsoft YaHei" style:font-size-asian="10.5pt" style:font-style-asian="normal" style:font-weight-asian="normal"/>
    </style:style>
    <style:style style:name="T48" style:family="text">
      <style:text-properties officeooo:rsid="000fba5f"/>
    </style:style>
    <style:style style:name="T49" style:family="text">
      <style:text-properties officeooo:rsid="000fcb0b"/>
    </style:style>
    <style:style style:name="T50" style:family="text">
      <style:text-properties officeooo:rsid="0010aa69"/>
    </style:style>
    <style:style style:name="T51" style:family="text">
      <style:text-properties officeooo:rsid="0012f08f"/>
    </style:style>
    <style:style style:name="T52" style:family="text">
      <style:text-properties officeooo:rsid="00157d2d"/>
    </style:style>
    <style:style style:name="T53" style:family="text">
      <style:text-properties officeooo:rsid="00233f8f"/>
    </style:style>
    <style:style style:name="T54" style:family="text">
      <style:text-properties fo:color="#800000"/>
    </style:style>
    <style:style style:name="T55" style:family="text">
      <style:text-properties fo:color="#800000" officeooo:rsid="00157d2d"/>
    </style:style>
    <style:style style:name="T56" style:family="text">
      <style:text-properties officeooo:rsid="00159355"/>
    </style:style>
    <style:style style:name="T57" style:family="text">
      <style:text-properties fo:color="#ce181e" fo:font-size="10.5pt" fo:font-weight="bold" style:font-size-asian="10.5pt"/>
    </style:style>
    <style:style style:name="T58" style:family="text">
      <style:text-properties fo:color="#ce181e" fo:font-size="10.5pt" fo:font-weight="bold" officeooo:rsid="001ab18b" style:font-size-asian="10.5pt"/>
    </style:style>
    <style:style style:name="T59" style:family="text">
      <style:text-properties officeooo:rsid="001ab18b"/>
    </style:style>
    <style:style style:name="T60" style:family="text">
      <style:text-properties officeooo:rsid="0013fef0"/>
    </style:style>
    <style:style style:name="T61" style:family="text">
      <style:text-properties officeooo:rsid="0018db4d"/>
    </style:style>
    <style:style style:name="T62" style:family="text">
      <style:text-properties fo:color="#000000"/>
    </style:style>
    <style:style style:name="T63" style:family="text">
      <style:text-properties fo:color="#000000" fo:font-size="10.5pt" officeooo:rsid="0018db4d" style:font-size-asian="10.5pt"/>
    </style:style>
    <style:style style:name="T64" style:family="text">
      <style:text-properties fo:color="#000000" fo:font-size="10.5pt" fo:font-weight="bold" style:font-size-asian="10.5pt"/>
    </style:style>
    <style:style style:name="T65" style:family="text">
      <style:text-properties fo:color="#000000" fo:font-size="10.5pt" fo:font-weight="bold" officeooo:rsid="001ab18b" style:font-size-asian="10.5pt"/>
    </style:style>
    <style:style style:name="T66" style:family="text">
      <style:text-properties fo:color="#000000" officeooo:rsid="00157d2d"/>
    </style:style>
    <style:style style:name="T67" style:family="text">
      <style:text-properties fo:color="#000000" officeooo:rsid="002b97f3"/>
    </style:style>
    <style:style style:name="T68" style:family="text">
      <style:text-properties fo:color="#000000" officeooo:rsid="00234777"/>
    </style:style>
    <style:style style:name="T69" style:family="text">
      <style:text-properties fo:color="#000000" officeooo:rsid="002d5937"/>
    </style:style>
    <style:style style:name="T70" style:family="text">
      <style:text-properties fo:color="#000000" officeooo:rsid="001e3035"/>
    </style:style>
    <style:style style:name="T71" style:family="text">
      <style:text-properties fo:color="#000000" officeooo:rsid="00312ea9"/>
    </style:style>
    <style:style style:name="T72" style:family="text">
      <style:text-properties officeooo:rsid="001e3035"/>
    </style:style>
    <style:style style:name="T73" style:family="text">
      <style:text-properties officeooo:rsid="001fc45e"/>
    </style:style>
    <style:style style:name="T74" style:family="text">
      <style:text-properties officeooo:rsid="002171d9"/>
    </style:style>
    <style:style style:name="T75" style:family="text">
      <style:text-properties officeooo:rsid="00223db7"/>
    </style:style>
    <style:style style:name="T76" style:family="text">
      <style:text-properties officeooo:rsid="00225874"/>
    </style:style>
    <style:style style:name="T77" style:family="text">
      <style:text-properties officeooo:rsid="002342b2"/>
    </style:style>
    <style:style style:name="T78" style:family="text">
      <style:text-properties officeooo:rsid="0024870d"/>
    </style:style>
    <style:style style:name="T79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80" style:family="text">
      <style:text-properties officeooo:rsid="00189ce9"/>
    </style:style>
    <style:style style:name="T81" style:family="text">
      <style:text-properties officeooo:rsid="0010acb8"/>
    </style:style>
    <style:style style:name="T82" style:family="text">
      <style:text-properties officeooo:rsid="0010f43d"/>
    </style:style>
    <style:style style:name="T83" style:family="text">
      <style:text-properties officeooo:rsid="000d6fbd"/>
    </style:style>
    <style:style style:name="T84" style:family="text">
      <style:text-properties officeooo:rsid="0011d01d"/>
    </style:style>
    <style:style style:name="T85" style:family="text">
      <style:text-properties officeooo:rsid="001387d4"/>
    </style:style>
    <style:style style:name="T86" style:family="text">
      <style:text-properties officeooo:rsid="00151f68"/>
    </style:style>
    <style:style style:name="T87" style:family="text">
      <style:text-properties fo:color="#ff0000" officeooo:rsid="002497b0"/>
    </style:style>
    <style:style style:name="T88" style:family="text">
      <style:text-properties fo:font-size="14pt" fo:font-weight="bold" style:font-size-asian="14pt" style:font-weight-asian="bold" style:font-size-complex="14pt" style:font-weight-complex="bold"/>
    </style:style>
    <style:style style:name="T89" style:family="text">
      <style:text-properties officeooo:rsid="001117a3"/>
    </style:style>
    <style:style style:name="T90" style:family="text">
      <style:text-properties officeooo:rsid="002943f7"/>
    </style:style>
    <style:style style:name="T91" style:family="text">
      <style:text-properties officeooo:rsid="0011d2c5"/>
    </style:style>
    <style:style style:name="T92" style:family="text">
      <style:text-properties officeooo:rsid="00121af6"/>
    </style:style>
    <style:style style:name="T93" style:family="text">
      <style:text-properties officeooo:rsid="0012722f"/>
    </style:style>
    <style:style style:name="T94" style:family="text">
      <style:text-properties officeooo:rsid="0013db09"/>
    </style:style>
    <style:style style:name="T95" style:family="text">
      <style:text-properties officeooo:rsid="0020b504"/>
    </style:style>
    <style:style style:name="T96" style:family="text">
      <style:text-properties officeooo:rsid="002a0199"/>
    </style:style>
    <style:style style:name="T97" style:family="text">
      <style:text-properties officeooo:rsid="002b97f3"/>
    </style:style>
    <style:style style:name="T98" style:family="text">
      <style:text-properties officeooo:rsid="002d5937"/>
    </style:style>
    <style:style style:name="T99" style:family="text">
      <style:text-properties officeooo:rsid="00311e4e"/>
    </style:style>
    <style:style style:name="T100" style:family="text">
      <style:text-properties officeooo:rsid="00312ea9"/>
    </style:style>
    <style:style style:name="T101" style:family="text">
      <style:text-properties officeooo:rsid="001da501"/>
    </style:style>
    <style:style style:name="T102" style:family="text">
      <style:text-properties officeooo:rsid="0020b605"/>
    </style:style>
    <style:style style:name="T103" style:family="text">
      <style:text-properties officeooo:rsid="001e6a7b"/>
    </style:style>
    <style:style style:name="T104" style:family="text">
      <style:text-properties officeooo:rsid="001b8902"/>
    </style:style>
    <style:style style:name="T105" style:family="text">
      <style:text-properties officeooo:rsid="0016e7c7"/>
    </style:style>
    <style:style style:name="T106" style:family="text">
      <style:text-properties officeooo:rsid="00194671"/>
    </style:style>
    <style:style style:name="T107" style:family="text">
      <style:text-properties officeooo:rsid="001a09f3"/>
    </style:style>
    <style:style style:name="T108" style:family="text">
      <style:text-properties officeooo:rsid="001c3d34"/>
    </style:style>
    <style:style style:name="T109" style:family="text">
      <style:text-properties style:font-name="SimSun" fo:font-weight="bold" officeooo:rsid="002768d2" style:font-name-asian="SimSun" style:font-weight-asian="bold" style:font-weight-complex="bold"/>
    </style:style>
    <style:style style:name="T110" style:family="text">
      <style:text-properties style:font-name="SimSun" fo:font-weight="bold" officeooo:rsid="006f2f04" style:font-name-asian="SimSun" style:font-weight-asian="bold" style:font-weight-complex="bold"/>
    </style:style>
    <style:style style:name="T111" style:family="text">
      <style:text-properties style:font-name="SimSun" fo:font-size="12pt" fo:font-weight="bold"/>
    </style:style>
    <style:style style:name="T112" style:family="text">
      <style:text-properties style:font-name="SimSun" fo:font-size="12pt" fo:font-weight="bold" officeooo:rsid="000cd07d"/>
    </style:style>
    <style:style style:name="T113" style:family="text">
      <style:text-properties style:font-name="SimSun" fo:font-size="12pt" fo:font-weight="bold" officeooo:rsid="00016671"/>
    </style:style>
    <style:style style:name="T114" style:family="text">
      <style:text-properties style:font-name="SimSun" fo:font-size="12pt" fo:font-weight="bold" style:font-weight-complex="bold"/>
    </style:style>
    <style:style style:name="T115" style:family="text">
      <style:text-properties style:font-name="SimSun" fo:font-size="12pt" fo:font-weight="bold" officeooo:rsid="000a380e" style:font-weight-complex="bold"/>
    </style:style>
    <style:style style:name="T116" style:family="text">
      <style:text-properties style:font-name="SimSun" fo:font-size="12pt" fo:font-weight="bold" officeooo:rsid="00242511"/>
    </style:style>
    <style:style style:name="T117" style:family="text">
      <style:text-properties style:font-name="SimSun" fo:font-size="12pt" fo:font-weight="bold" officeooo:rsid="00242511" style:font-name-asian="方正苏新诗柳楷简体"/>
    </style:style>
    <style:style style:name="T118" style:family="text">
      <style:text-properties style:font-name="SimSun" fo:font-size="12pt" fo:font-weight="bold" officeooo:rsid="00021a14" style:font-name-asian="方正苏新诗柳楷简体"/>
    </style:style>
    <style:style style:name="T119" style:family="text">
      <style:text-properties style:font-name="SimSun" fo:font-size="10.5pt" officeooo:rsid="0046ee1c"/>
    </style:style>
    <style:style style:name="T120" style:family="text">
      <style:text-properties style:font-name="SimSun" fo:font-size="10.5pt" officeooo:rsid="007f7c52"/>
    </style:style>
    <style:style style:name="T121" style:family="text">
      <style:text-properties style:font-name="SimSun" fo:font-size="10.5pt" fo:font-weight="normal" officeooo:rsid="007f7c52" style:font-weight-asian="normal" style:font-size-complex="10.5pt" style:font-weight-complex="normal"/>
    </style:style>
    <style:style style:name="T122" style:family="text">
      <style:text-properties style:font-name="SimSun" fo:font-size="10.5pt" fo:font-weight="normal" officeooo:rsid="007e5555" style:font-weight-asian="normal" style:font-size-complex="10.5pt" style:font-weight-complex="normal"/>
    </style:style>
    <style:style style:name="T123" style:family="text">
      <style:text-properties style:font-name="SimSun" fo:font-size="10.5pt" officeooo:rsid="00813f0c"/>
    </style:style>
    <style:style style:name="T124" style:family="text">
      <style:text-properties style:font-name-asian="SimSun" style:font-size-asian="12pt" style:font-weight-asian="bold"/>
    </style:style>
    <style:style style:name="T125" style:family="text">
      <style:text-properties officeooo:rsid="000cd07d" style:font-name-asian="SimSun" style:font-size-asian="12pt" style:font-weight-asian="bold"/>
    </style:style>
    <style:style style:name="T126" style:family="text">
      <style:text-properties officeooo:rsid="00016671" style:font-name-asian="SimSun" style:font-size-asian="12pt" style:font-weight-asian="bold"/>
    </style:style>
    <style:style style:name="T127" style:family="text">
      <style:text-properties style:font-name="Calibri" fo:font-size="12pt" fo:font-weight="bold" officeooo:rsid="000cd07d"/>
    </style:style>
    <style:style style:name="T128" style:family="text">
      <style:text-properties style:font-name="Calibri" officeooo:rsid="00021a14" style:font-name-asian="SimSun" style:font-size-asian="12pt" style:font-weight-asian="bold"/>
    </style:style>
    <style:style style:name="T129" style:family="text">
      <style:text-properties officeooo:rsid="000cd07d"/>
    </style:style>
    <style:style style:name="T130" style:family="text">
      <style:text-properties officeooo:rsid="00016671"/>
    </style:style>
    <style:style style:name="T131" style:family="text">
      <style:text-properties fo:font-weight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8380e2" style:font-weight-asian="bold" style:font-weight-complex="bold"/>
    </style:style>
    <style:style style:name="T134" style:family="text">
      <style:text-properties officeooo:rsid="00016671" style:font-name-asian="华文黑体"/>
    </style:style>
    <style:style style:name="T135" style:family="text">
      <style:text-properties officeooo:rsid="0077981a" style:font-name-asian="华文黑体"/>
    </style:style>
    <style:style style:name="T136" style:family="text">
      <style:text-properties officeooo:rsid="0007e50c" style:font-name-asian="华文黑体"/>
    </style:style>
    <style:style style:name="T137" style:family="text">
      <style:text-properties officeooo:rsid="0007e50c"/>
    </style:style>
    <style:style style:name="T138" style:family="text">
      <style:text-properties officeooo:rsid="000c0575"/>
    </style:style>
    <style:style style:name="T139" style:family="text">
      <style:text-properties officeooo:rsid="0003d3eb"/>
    </style:style>
    <style:style style:name="T140" style:family="text">
      <style:text-properties officeooo:rsid="0001bd62"/>
    </style:style>
    <style:style style:name="T141" style:family="text">
      <style:text-properties officeooo:rsid="00021a14"/>
    </style:style>
    <style:style style:name="T142" style:family="text">
      <style:text-properties officeooo:rsid="0083edc0"/>
    </style:style>
    <style:style style:name="T143" style:family="text">
      <style:text-properties officeooo:rsid="00846857"/>
    </style:style>
    <style:style style:name="T144" style:family="text">
      <style:text-properties officeooo:rsid="008479ca"/>
    </style:style>
    <style:style style:name="T145" style:family="text">
      <style:text-properties officeooo:rsid="007e5555"/>
    </style:style>
    <style:style style:name="T146" style:family="text">
      <style:text-properties fo:font-weight="normal" officeooo:rsid="007f7c5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7"/>
      <text:p text:style-name="P7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9"><text:span text:style-name="T1">1</text:span><text:span text:style-name="T30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9"><text:span text:style-name="T1">2</text:span><text:span text:style-name="T30">、产品综述</text:span></text:p>
      <text:p text:style-name="P2">以歌单为核心的组织方式强化用户UGC<text:span text:style-name="T59">(用户原创内容)</text:span>社交属性，以用户为中心的音乐生态圈。</text:p>
      <text:p text:style-name="P9"><text:span text:style-name="T1">3</text:span><text:span text:style-name="T30">、参考</text:span></text:p>
      <text:p text:style-name="P1">涉众分析文档，项目概览文档。</text:p>
      <text:p text:style-name="P8">二、用户描述</text:p>
      <text:p text:style-name="P9"><text:span text:style-name="T1">1</text:span><text:span text:style-name="T30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9"><text:span text:style-name="T1">2</text:span><text:span text:style-name="T30">、关键涉众和用户需要</text:span></text:p>
      <text:p text:style-name="P40"><text:span text:style-name="T2">· </text:span><text:span text:style-name="T4">找到喜欢的音乐。</text:span></text:p>
      <text:p text:style-name="P40"><text:span text:style-name="T2">· </text:span><text:span text:style-name="T3">基于音乐</text:span><text:span text:style-name="T4">的互动，寻求志同道合小伙伴。</text:span></text:p>
      <text:p text:style-name="P40"><text:span text:style-name="T2">· </text:span><text:span text:style-name="T7">让自己的音乐广为人知。</text:span></text:p>
      <text:p text:style-name="P41">· 希望有偿共享原创音乐。</text:p>
      <text:p text:style-name="P40"><text:span text:style-name="T1">3</text:span><text:span text:style-name="T30">、用户环境</text:span></text:p>
      <text:p text:style-name="P40"><text:span text:style-name="T1">android</text:span><text:span text:style-name="T30">系统，在线听歌需联网。</text:span></text:p>
      <text:p text:style-name="P4">三、产品概述</text:p>
      <text:p text:style-name="P9"><text:span text:style-name="T1">1</text:span><text:span text:style-name="T30">、产品定位陈述</text:span></text:p>
      <text:p text:style-name="Horizontal_20_Line"/>
      <text:p text:style-name="P9"><text:span text:style-name="T1">For <text:s text:c="20"/></text:span><text:span text:style-name="T21">音乐爱好者</text:span></text:p>
      <text:p text:style-name="P9">——————————————————————————————————————</text:p>
      <text:p text:style-name="P9"><text:span text:style-name="T1">Who <text:s text:c="18"/></text:span><text:span text:style-name="T10">热爱音乐</text:span><text:span text:style-name="T25">的年轻人</text:span><text:span text:style-name="T16">，对音乐有较高需求</text:span></text:p>
      <text:p text:style-name="P9"><text:span text:style-name="T1">The <text:s text:c="20"/></text:span><text:span text:style-name="T10">氢音乐</text:span><text:span text:style-name="T16">是一个以用户为中心的音乐生态圈</text:span></text:p>
      <text:p text:style-name="P9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9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9">——————————————————————————————————————</text:p>
      <text:p text:style-name="P9"><text:span text:style-name="T1">2</text:span><text:span text:style-name="T30">、功能总结</text:span></text:p>
      <text:p text:style-name="P9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9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9"><text:span text:style-name="T2">· </text:span><text:span text:style-name="T3">朋友</text:span><text:span text:style-name="T6">：关注（查看、点赞、评论、转发、@互动），附近，添加关注。</text:span></text:p>
      <text:p text:style-name="P9"><text:span text:style-name="T2">· </text:span><text:span text:style-name="T3">帐号</text:span><text:span text:style-name="T6">：所有数据和相关设置的管理。</text:span></text:p>
      <text:p text:style-name="P9"><text:span text:style-name="T2">· </text:span><text:span text:style-name="T64">音乐</text:span><text:span text:style-name="T65">人申请...</text:span></text:p>
      <text:p text:style-name="P1"/>
      <text:p text:style-name="P36"><text:span text:style-name="T79">3.涉众需求</text:span><text:span text:style-name="T88">：</text:span></text:p>
      <text:p text:style-name="P37">1找歌、2听歌、3下歌、4看mv、5下mv、6看线上演唱会、7听其他形式音频、8分享歌曲或mv之类的、9看音乐资讯（视频、文字图片、专栏）<text:span text:style-name="T80">、22唱歌。</text:span></text:p>
      <text:p text:style-name="P35"><text:span text:style-name="T76">10</text:span>购买音乐周边、<text:span text:style-name="T76">11</text:span>剪辑音乐、<text:span text:style-name="T76">12</text:span>查看其他用户资料（听歌记录等）、<text:span text:style-name="T76">13</text:span>个人设置、<text:span text:style-name="T76">14</text:span>社交（发表看法、发动态<text:span text:style-name="T74">、发布音乐资讯</text:span>…<text:span text:style-name="T73">.）</text:span></text:p>
      <text:p text:style-name="P35"><text:span text:style-name="T76">15</text:span>涨粉</text:p>
      <text:p text:style-name="P34"><text:span text:style-name="T76">16</text:span>新歌<text:span text:style-name="T75">能被更多人听到、17查看发布歌曲相关数据、21盈利</text:span></text:p>
      <text:p text:style-name="P3">18盈利、19扩大用户数量、20得到用户反馈数据</text:p>
      <text:p text:style-name="P3"/>
      <text:p text:style-name="P76"><text:span text:style-name="T90">23</text:span>产品符合设计标准<text:span text:style-name="T89">，在同类产品中具有较强竞争力</text:span></text:p>
      <text:p text:style-name="P77"><text:span text:style-name="T90">24</text:span>最好<text:span text:style-name="T91">有一些个性化功能</text:span></text:p>
      <text:p text:style-name="P77"><text:span text:style-name="T90">25</text:span>音乐<text:span text:style-name="T92">人之间有一个比较公平的竞争环境</text:span></text:p>
      <text:p text:style-name="P78">26为音乐<text:span text:style-name="T92">人创造一个良好环境</text:span></text:p>
      <text:p text:style-name="P78"><text:span text:style-name="T100">27</text:span>尽快获得最新内容<text:span text:style-name="T93">，更新内容操作方便。</text:span></text:p>
      <text:p text:style-name="P78"><text:span text:style-name="T100">28</text:span>软件<text:span text:style-name="T94">尽可能少的产生纠纷且经济效益高</text:span></text:p>
      <text:p text:style-name="P78"><text:span text:style-name="T100">29</text:span>广告展示位置显眼<text:span text:style-name="T94">，展示方法丰富。</text:span></text:p>
      <text:p text:style-name="P79"><text:span text:style-name="T100">30</text:span>氢音乐用户举报功能以及内容分类</text:p>
      <text:p text:style-name="P79"><text:soft-page-break/><text:span text:style-name="T100">31</text:span>支付界面醒目</text:p>
      <text:p text:style-name="P79"><text:span text:style-name="T100">32</text:span>得到<text:span text:style-name="T95">该唱片数据反馈已及粉丝动向</text:span></text:p>
      <text:p text:style-name="P79"><text:span text:style-name="T100">33</text:span>产品不要反复地大的修改</text:p>
      <text:p text:style-name="P126">其实需求不仅仅<text:span text:style-name="T78">是从用户这种涉众得来，还有别的涉众也有需求，所以需求&gt;用户类型的需求，应该再加一点</text:span></text:p>
      <text:p text:style-name="P38"/>
      <text:p text:style-name="P90">4.客户利益 <text:s/>//<text:span text:style-name="T87">待整理</text:span></text:p>
      <text:p text:style-name="P1">客户利益<text:span text:style-name="T51">（需求）</text:span> <text:s text:c="100"/>支持特性</text:p>
      <text:p text:style-name="P9">————————————————————————————————————————————</text:p>
      <text:p text:style-name="P9"><text:span text:style-name="T1">1</text:span><text:span text:style-name="T9">.找</text:span><text:span text:style-name="T26">到喜欢的</text:span><text:span text:style-name="T9">歌方便（接触到未听过的新歌）</text:span><text:span text:style-name="T30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30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27">1</text:span><text:span text:style-name="T1">.</text:span><text:span text:style-name="T9">找歌方便（接触到未听过的新歌）</text:span><text:span text:style-name="T30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27">1</text:span><text:span text:style-name="T1">.</text:span><text:span text:style-name="T9">找歌方便（接触到未听过的新歌）</text:span><text:span text:style-name="T30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27">1</text:span><text:span text:style-name="T1">.</text:span><text:span text:style-name="T9">找歌方便（接触到未听过的新歌）</text:span><text:span text:style-name="T30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27">1</text:span><text:span text:style-name="T1">.</text:span><text:span text:style-name="T9">找歌方便（接触到未听过的新歌）</text:span><text:span text:style-name="T30"><text:tab/><text:tab/><text:tab/><text:tab/><text:tab/> <text:s text:c="20"/></text:span><text:span text:style-name="T1">6.</text:span><text:span text:style-name="T11">新碟上架</text:span></text:p>
      <text:p text:style-name="P10"><text:span text:style-name="T27">1</text:span><text:span text:style-name="T1">.</text:span><text:span text:style-name="T9">找歌方便（接触到未听过的新歌）</text:span><text:span text:style-name="T10"><text:tab/></text:span><text:span text:style-name="T30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30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6">1.找歌方便（接触到未听过的新歌）<text:tab/><text:tab/><text:tab/><text:tab/><text:tab/> <text:s text:c="3"/>9.搜索可通过歌手，专辑，单曲名称，用户名称</text:p>
      <text:p text:style-name="P17">1.找歌方便（接触到未听过的新歌）<text:tab/><text:tab/><text:tab/><text:tab/><text:tab/> <text:s text:c="3"/><text:span text:style-name="T77">10.可分类搜索（对歌单、歌手、歌曲风格）</text:span></text:p>
      <text:p text:style-name="P18">1.找歌方便（接触到未听过的新歌）<text:tab/><text:tab/><text:tab/><text:tab/><text:tab/> <text:s text:c="4"/><text:span text:style-name="T77">11</text:span>.关注音乐人发布新歌时会被私信</text:p>
      <text:p text:style-name="P18">1.找歌方便（接触到未听过的新歌）<text:tab/><text:tab/><text:tab/><text:tab/><text:tab/> <text:s text:c="4"/><text:span text:style-name="T77">12</text:span>.听歌<text:span text:style-name="T56">时推荐相似歌曲</text:span></text:p>
      <text:p text:style-name="P18">1.找歌方便（接触到未听过的新歌）<text:tab/><text:tab/><text:tab/><text:tab/><text:tab/> <text:s text:c="4"/><text:span text:style-name="T77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30"><text:tab/><text:tab/><text:tab/><text:tab/><text:tab/><text:tab/> <text:s text:c="4"/></text:span><text:span text:style-name="T32">14</text:span><text:span text:style-name="T1">.</text:span><text:span text:style-name="T10">喜欢</text:span><text:span text:style-name="T11">的歌自动作为一个歌单</text:span></text:p>
      <text:p text:style-name="P19">2.<text:span text:style-name="T61">能够方便的管理自己的歌曲 <text:s text:c="2"/></text:span><text:s text:c="28"/><text:tab/> <text:s text:c="13"/><text:span text:style-name="T77">15</text:span>.新建歌单（将不同歌曲收录在不同歌单里）</text:p>
      <text:p text:style-name="P19"><text:span text:style-name="T72">3</text:span>.听歌方便（听所有的歌曲） <text:s text:c="27"/><text:tab/> <text:s text:c="21"/><text:span text:style-name="T77">16</text:span>.可以收藏别人的歌单</text:p>
      <text:p text:style-name="P19"><text:span text:style-name="T72">3</text:span>.听歌方便（听所有的歌曲） <text:s text:c="27"/><text:tab/> <text:s text:c="21"/><text:span text:style-name="T77">17</text:span>.最近听的10首歌曲会缓存</text:p>
      <text:p text:style-name="P19"><text:span text:style-name="T72">3</text:span>.听歌方便（听所有的歌曲） <text:s text:c="27"/><text:tab/> <text:s text:c="21"/><text:span text:style-name="T77">18</text:span>.提供歌曲下载功能</text:p>
      <text:p text:style-name="P17"><text:span text:style-name="T72">3</text:span>.听歌舒服（听所有的歌曲） <text:s text:c="27"/><text:tab/> <text:s text:c="22"/><text:span text:style-name="T77">1</text:span>9. 播放器支持多种音频格式<text:span text:style-name="T52">（我们要做？）</text:span></text:p>
      <text:p text:style-name="P19"><text:span text:style-name="T72">3</text:span>.听歌舒服（听所有的歌曲） <text:s text:c="27"/><text:tab/> <text:s text:c="22"/><text:span text:style-name="T77">20</text:span>. 自定义<text:span text:style-name="T61">选择播放顺序。</text:span></text:p>
      <text:p text:style-name="P19"><text:soft-page-break/><text:span text:style-name="T72">3</text:span>.听歌舒服（听所有的歌曲） <text:s text:c="27"/><text:tab/> <text:s text:c="22"/><text:span text:style-name="T77">21</text:span>. <text:span text:style-name="T61">自定义播放时间。</text:span></text:p>
      <text:p text:style-name="P19"><text:span text:style-name="T72">3</text:span>.听歌舒服（听所有的歌曲） <text:s text:c="27"/><text:tab/> <text:s text:c="22"/><text:span text:style-name="T77">22</text:span>. 播放器支持多种音<text:span text:style-name="T52">效？？？</text:span></text:p>
      <text:p text:style-name="P19"><text:span text:style-name="T72">3</text:span>.听歌舒服（听所有的歌曲） <text:s text:c="27"/><text:tab/> <text:s text:c="22"/><text:span text:style-name="T77">23</text:span>. 展示歌手<text:span text:style-name="T52">或专辑的艺术照封面？</text:span></text:p>
      <text:p text:style-name="P19"><text:span text:style-name="T72">3</text:span>.听歌舒服（听所有的歌曲） <text:s text:c="27"/><text:tab/> <text:s text:c="22"/><text:span text:style-name="T77">24</text:span>. 桌面显示歌词</text:p>
      <text:p text:style-name="P26"><text:span text:style-name="T72">3</text:span>.<text:span text:style-name="T51">听歌舒服（听所有的歌曲） <text:s text:c="2"/></text:span><text:s text:c="49"/><text:span text:style-name="T77">25</text:span>.<text:span text:style-name="T52">查看相应歌曲mv 9 </text:span></text:p>
      <text:p text:style-name="P19"><text:span text:style-name="T72">3</text:span>.听歌舒服（听所有的歌曲） <text:s text:c="27"/><text:tab/> <text:s text:c="22"/><text:span text:style-name="T77">26</text:span>. <text:span text:style-name="T61">能够看到歌曲的详细信息。</text:span></text:p>
      <text:p text:style-name="P21"><text:span text:style-name="T72">3.听歌舒服（听所有的歌曲） <text:s text:c="27"/><text:tab/> <text:s text:c="22"/>27. </text:span>摇一摇切歌</text:p>
      <text:p text:style-name="P21"><text:span text:style-name="T72">3.听歌舒服（听所有的歌曲） <text:s/></text:span><text:s text:c="50"/><text:span text:style-name="T100">28.</text:span><text:span text:style-name="T62">对于用户不会的语言、歌词提供音译以及翻译。</text:span><text:span text:style-name="T68">？？没有歌词补充歌词</text:span><text:span text:style-name="T62"> <text:s/></text:span><text:span text:style-name="T69">，用户可自主上传歌词</text:span><text:span text:style-name="T62"> <text:s text:c="22"/></text:span></text:p>
      <text:p text:style-name="P29"><text:span text:style-name="T22">4</text:span><text:span text:style-name="T10">.想涨粉 <text:s text:c="66"/><text:tab/> <text:s text:c="14"/></text:span><text:span text:style-name="T20">2</text:span><text:span text:style-name="T23">9</text:span><text:span text:style-name="T10">.提供歌曲下载功能</text:span><text:span text:style-name="T12">视频投稿、动态发布视频</text:span></text:p>
      <text:p text:style-name="P22"><text:span text:style-name="T99">4</text:span>.想涨粉 <text:s text:c="66"/><text:tab/> <text:s text:c="14"/><text:span text:style-name="T100">30</text:span>.视频投稿、动态发布视频</text:p>
      <text:p text:style-name="P30"><text:span text:style-name="T22">4</text:span><text:span text:style-name="T12">.想涨粉 <text:s text:c="66"/><text:tab/> <text:s text:c="14"/></text:span><text:span text:style-name="T20">3</text:span><text:span text:style-name="T23">1</text:span><text:span text:style-name="T12">.发布歌单</text:span><text:span text:style-name="T14">到社区</text:span></text:p>
      <text:p text:style-name="P30"><text:span text:style-name="T22">5</text:span><text:span text:style-name="T13">.想盈利</text:span><text:span text:style-name="T10"> <text:s text:c="63"/><text:tab/> <text:s text:c="22"/></text:span><text:span text:style-name="T20">3</text:span><text:span text:style-name="T23">2</text:span><text:span text:style-name="T20">.</text:span><text:span text:style-name="T15">.普通会员购买成为vip用户</text:span></text:p>
      <text:p text:style-name="P31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3</text:span><text:span text:style-name="T20">.</text:span><text:span text:style-name="T15">.售卖数字专辑</text:span></text:p>
      <text:p text:style-name="P31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4</text:span><text:span text:style-name="T20">.</text:span><text:span text:style-name="T15">.音乐人开通赞赏</text:span></text:p>
      <text:p text:style-name="P31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5</text:span><text:span text:style-name="T20">.</text:span><text:span text:style-name="T15">.售卖周边</text:span></text:p>
      <text:p text:style-name="P31"><text:span text:style-name="T22">5</text:span><text:span text:style-name="T13">.想盈利</text:span><text:span text:style-name="T15"> <text:s text:c="63"/><text:tab/> <text:s text:c="18"/></text:span><text:span text:style-name="T20">3</text:span><text:span text:style-name="T23">6</text:span><text:span text:style-name="T15">.广告位（热门搜索、热门推荐？评论区广告？）</text:span></text:p>
      <text:p text:style-name="P25"><text:span text:style-name="T100">6</text:span>.歌曲能被推广 <text:s text:c="4"/><text:span text:style-name="T60"><text:s text:c="47"/><text:tab/> <text:s text:c="20"/>37.歌曲能被收纳在首页歌单里、每日推荐里</text:span></text:p>
      <text:p text:style-name="P32"><text:span text:style-name="T23">7</text:span><text:span text:style-name="T13">.管理个人数据</text:span><text:span text:style-name="T10"> </text:span><text:span text:style-name="T15"><text:s text:c="47"/><text:tab/> <text:s text:c="20"/></text:span><text:span text:style-name="T20">3</text:span><text:span text:style-name="T23">8</text:span><text:span text:style-name="T15">.查看自己发布</text:span><text:span text:style-name="T18">的歌曲的被听次数，被分享次数</text:span></text:p>
      <text:p text:style-name="P32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3</text:span><text:span text:style-name="T23">9</text:span><text:span text:style-name="T15">.查看自己</text:span><text:span text:style-name="T18">的评论，点赞的内容</text:span></text:p>
      <text:p text:style-name="P32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3">40</text:span><text:span text:style-name="T15">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3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4</text:span><text:span text:style-name="T23">1</text:span><text:span text:style-name="T15">.</text:span><text:span text:style-name="T63">能够自定义主题或者背景等。</text:span></text:p>
      <text:p text:style-name="P24"><text:span text:style-name="T100">8</text:span>.唱歌<text:span text:style-name="T60"> <text:s text:c="51"/><text:tab/> <text:s text:c="36"/>42.k歌</text:span></text:p>
      <text:p text:style-name="P26"><text:span text:style-name="T100">9</text:span>.听其他形式音频 <text:s text:c="85"/><text:span text:style-name="T77">43</text:span>.<text:span text:style-name="T96">听电台、听书</text:span></text:p>
      <text:p text:style-name="P23"><text:span text:style-name="T100">10</text:span>.能够分享给好友或社交平台 <text:s text:c="62"/><text:span text:style-name="T97">44.分享音乐、歌单、活动等。站内分享为私信链接，站外分享是链接</text:span></text:p>
      <text:p text:style-name="P20"><text:span text:style-name="T100">11</text:span>.将好听的歌曲设为自己的铃声<text:span text:style-name="T53">？？ <text:s text:c="48"/>45.剪辑音乐</text:span></text:p>
      <text:p text:style-name="P27">1<text:span text:style-name="T100">2</text:span><text:span text:style-name="T54">. </text:span><text:span text:style-name="T66">能够分享给好友或社交平台 </text:span><text:span text:style-name="T55"><text:s text:c="58"/></text:span><text:span text:style-name="T66"><text:s text:c="2"/></text:span><text:span text:style-name="T67">4</text:span><text:span text:style-name="T71">6</text:span><text:span text:style-name="T67">.歌词作为图片保存</text:span></text:p>
      <text:p text:style-name="P20"><text:span text:style-name="T72">13</text:span>.<text:span text:style-name="T62">社交 <text:s text:c="103"/></text:span><text:span text:style-name="T67">47.发表自己听歌过程中的感受（评论）</text:span></text:p>
      <text:p text:style-name="P21"><text:span text:style-name="T70">14</text:span><text:span text:style-name="T67">.社交 <text:s text:c="103"/>4</text:span><text:span text:style-name="T71">8</text:span><text:span text:style-name="T67">.</text:span><text:span text:style-name="T69">可对好友或长期访问的用户关注</text:span></text:p>
      <text:p text:style-name="P20"><text:span text:style-name="T72">15</text:span>.音乐闹钟 <text:s text:c="8"/></text:p>
      <text:p text:style-name="P42"><text:span text:style-name="T72">16</text:span>.可以看视频 <text:s text:c="93"/><text:span text:style-name="T98">49.mv、以及各种小视频分类</text:span></text:p>
      <text:p text:style-name="P42"><text:soft-page-break/></text:p>
      <text:p text:style-name="P42"/>
      <text:p text:style-name="P43">1<text:span text:style-name="T100">7</text:span>.健康提醒（用户长时间听歌应该收到软件提醒）？？感觉鸡肋，他听久了耳朵不痛啊</text:p>
      <text:p text:style-name="P45"/>
      <text:p text:style-name="P9">————————————————————————————————————————————</text:p>
      <text:p text:style-name="P40"><text:span text:style-name="T1">4</text:span><text:span text:style-name="T30">、假设和从属关系 <text:s text:c="2"/></text:span></text:p>
      <text:p text:style-name="P44">需获得输入法支持</text:p>
      <text:p text:style-name="P40"><text:span text:style-name="T1">5</text:span><text:span text:style-name="T30">、其他选择和竞争</text:span></text:p>
      <text:p text:style-name="P40"><text:span text:style-name="T31">qq音乐</text:span><text:span text:style-name="T33">、虾米音乐、乐流</text:span><text:span text:style-name="T34">、5sing原创音乐</text:span></text:p>
      <text:p text:style-name="P9"/>
      <text:p text:style-name="P9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4">属性</text:p>
          </table:table-cell>
          <table:table-cell table:style-name="表格5.B1" office:value-type="string">
            <text:p text:style-name="P85">描述</text:p>
          </table:table-cell>
        </table:table-row>
        <table:table-row>
          <table:table-cell table:style-name="表格5.A2" office:value-type="string">
            <text:p text:style-name="P86">状态</text:p>
          </table:table-cell>
          <table:table-cell table:style-name="表格5.B2" office:value-type="string">
            <text:p text:style-name="P87">跟踪项目基线定义<text:span text:style-name="T49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87">优先级</text:p>
          </table:table-cell>
          <table:table-cell table:style-name="表格5.B2" office:value-type="string">
            <text:p text:style-name="P87">用于范围管理<text:span text:style-name="T49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87">工作量</text:p>
          </table:table-cell>
          <table:table-cell table:style-name="表格5.B2" office:value-type="string">
            <text:p text:style-name="P87">有助于建立现实进度<text:span text:style-name="T49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87">风险</text:p>
          </table:table-cell>
          <table:table-cell table:style-name="表格5.B2" office:value-type="string">
            <text:p text:style-name="P88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87">稳定性</text:p>
          </table:table-cell>
          <table:table-cell table:style-name="表格5.B2" office:value-type="string">
            <text:p text:style-name="P88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87">分配<text:span text:style-name="T49">给</text:span></text:p>
          </table:table-cell>
          <table:table-cell table:style-name="表格5.B2" office:value-type="string">
            <text:p text:style-name="P87">指出<text:span text:style-name="T50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>
          <table:table-cell table:style-name="表格6.A1" office:value-type="string">
            <text:p text:style-name="P48">编号</text:p>
          </table:table-cell>
          <table:table-cell table:style-name="表格6.B1" office:value-type="string">
            <text:p text:style-name="P48">优先级</text:p>
          </table:table-cell>
          <table:table-cell table:style-name="表格6.B1" office:value-type="string">
            <text:p text:style-name="P48">状态</text:p>
          </table:table-cell>
          <table:table-cell table:style-name="表格6.B1" office:value-type="string">
            <text:p text:style-name="P48">工作量</text:p>
          </table:table-cell>
          <table:table-cell table:style-name="表格6.B1" office:value-type="string">
            <text:p text:style-name="P48">风险</text:p>
          </table:table-cell>
          <table:table-cell table:style-name="表格6.B1" office:value-type="string">
            <text:p text:style-name="P48">稳定性</text:p>
          </table:table-cell>
          <table:table-cell table:style-name="表格6.B1" office:value-type="string">
            <text:p text:style-name="P48">分配给需求</text:p>
          </table:table-cell>
        </table:table-row>
        <table:table-row>
          <table:table-cell table:style-name="表格6.A2" office:value-type="string">
            <text:p text:style-name="P135"><text:span text:style-name="T35">1.每日推荐</text:span><text:span text:style-name="T36">（单曲）</text:span><text:span text:style-name="T44">？</text:span></text:p>
          </table:table-cell>
          <table:table-cell table:style-name="表格6.B2" office:value-type="string">
            <text:p text:style-name="P152">有用的</text:p>
          </table:table-cell>
          <table:table-cell table:style-name="表格6.B2" office:value-type="string">
            <text:p text:style-name="P139">批准的</text:p>
          </table:table-cell>
          <table:table-cell table:style-name="表格6.B2" office:value-type="string">
            <text:p text:style-name="P153">高</text:p>
          </table:table-cell>
          <table:table-cell table:style-name="表格6.B2" office:value-type="string">
            <text:p text:style-name="P153">中</text:p>
          </table:table-cell>
          <table:table-cell table:style-name="表格6.B2" office:value-type="string">
            <text:p text:style-name="P137">高</text:p>
          </table:table-cell>
          <table:table-cell table:style-name="表格6.B2" office:value-type="string">
            <text:p text:style-name="P166">1<text:span text:style-name="T81">、16</text:span></text:p>
          </table:table-cell>
        </table:table-row>
        <table:table-row>
          <table:table-cell table:style-name="表格6.A2" office:value-type="string">
            <text:p text:style-name="P135"><text:span text:style-name="T35">2</text:span><text:span text:style-name="T37">.个性化推荐歌单</text:span><text:span text:style-name="T43">？</text:span></text:p>
          </table:table-cell>
          <table:table-cell table:style-name="表格6.B2" office:value-type="string">
            <text:p text:style-name="P139">重要的</text:p>
          </table:table-cell>
          <table:table-cell table:style-name="表格6.B2" office:value-type="string">
            <text:p text:style-name="P139">批准的</text:p>
          </table:table-cell>
          <table:table-cell table:style-name="表格6.B2" office:value-type="string">
            <text:p text:style-name="P139">中</text:p>
          </table:table-cell>
          <table:table-cell table:style-name="表格6.B2" office:value-type="string">
            <text:p text:style-name="P153">中</text:p>
          </table:table-cell>
          <table:table-cell table:style-name="表格6.B2" office:value-type="string">
            <text:p text:style-name="P137">高</text:p>
          </table:table-cell>
          <table:table-cell table:style-name="表格6.B2" office:value-type="string">
            <text:p text:style-name="P166">1<text:span text:style-name="T81">、16</text:span></text:p>
          </table:table-cell>
        </table:table-row>
        <table:table-row>
          <table:table-cell table:style-name="表格6.A2" office:value-type="string">
            <text:p text:style-name="P135"><text:span text:style-name="T35">3</text:span><text:span text:style-name="T36">。热门推荐歌单</text:span><text:span text:style-name="T44">？</text:span></text:p>
          </table:table-cell>
          <table:table-cell table:style-name="表格6.B2" office:value-type="string">
            <text:p text:style-name="P169">重要的</text:p>
          </table:table-cell>
          <table:table-cell table:style-name="表格6.B2" office:value-type="string">
            <text:p text:style-name="P139">批准的</text:p>
          </table:table-cell>
          <table:table-cell table:style-name="表格6.B2" office:value-type="string">
            <text:p text:style-name="P153">中</text:p>
          </table:table-cell>
          <table:table-cell table:style-name="表格6.B2" office:value-type="string">
            <text:p text:style-name="P150">中</text:p>
          </table:table-cell>
          <table:table-cell table:style-name="表格6.B2" office:value-type="string">
            <text:p text:style-name="P175">高</text:p>
          </table:table-cell>
          <table:table-cell table:style-name="表格6.B2" office:value-type="string">
            <text:p text:style-name="P171">1、16</text:p>
          </table:table-cell>
        </table:table-row>
        <table:table-row>
          <table:table-cell table:style-name="表格6.A2" office:value-type="string">
            <text:p text:style-name="P135"><text:span text:style-name="T35">4.</text:span><text:span text:style-name="T37">歌曲排行榜</text:span><text:span text:style-name="T43">？</text:span></text:p>
          </table:table-cell>
          <table:table-cell table:style-name="表格6.B2" office:value-type="string">
            <text:p text:style-name="P139">重要<text:span text:style-name="T81">的</text:span></text:p>
          </table:table-cell>
          <table:table-cell table:style-name="表格6.B2" office:value-type="string">
            <text:p text:style-name="P139">批准的</text:p>
          </table:table-cell>
          <table:table-cell table:style-name="表格6.B2" office:value-type="string">
            <text:p text:style-name="P139">高</text:p>
          </table:table-cell>
          <table:table-cell table:style-name="表格6.B2" office:value-type="string">
            <text:p text:style-name="P137">低</text:p>
          </table:table-cell>
          <table:table-cell table:style-name="表格6.B2" office:value-type="string">
            <text:p text:style-name="P139">高</text:p>
          </table:table-cell>
          <table:table-cell table:style-name="表格6.B2" office:value-type="string">
            <text:p text:style-name="P164">1、16、17<text:soft-page-break/></text:p>
          </table:table-cell>
        </table:table-row>
        <table:table-row>
          <table:table-cell table:style-name="表格6.A2" office:value-type="string">
            <text:p text:style-name="P135"><text:span text:style-name="T35">5</text:span><text:span text:style-name="T37">私人</text:span><text:span text:style-name="T38">FM</text:span><text:span text:style-name="T41">#</text:span></text:p>
          </table:table-cell>
          <table:table-cell table:style-name="表格6.B2" office:value-type="string">
            <text:p text:style-name="P139">有用<text:span text:style-name="T81">的</text:span></text:p>
          </table:table-cell>
          <table:table-cell table:style-name="表格6.B2" office:value-type="string">
            <text:p text:style-name="P139">建议<text:span text:style-name="T81">的</text:span></text:p>
          </table:table-cell>
          <table:table-cell table:style-name="表格6.B2" office:value-type="string">
            <text:p text:style-name="P139">高</text:p>
          </table:table-cell>
          <table:table-cell table:style-name="表格6.B2" office:value-type="string">
            <text:p text:style-name="P137">中</text:p>
          </table:table-cell>
          <table:table-cell table:style-name="表格6.B2" office:value-type="string">
            <text:p text:style-name="P150">中</text:p>
          </table:table-cell>
          <table:table-cell table:style-name="表格6.B2" office:value-type="string">
            <text:p text:style-name="P164">1、16</text:p>
          </table:table-cell>
        </table:table-row>
      </table:table>
      <text:p text:style-name="P6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135"><text:span text:style-name="T35">6</text:span><text:span text:style-name="T38">新歌上架</text:span><text:span text:style-name="T43">！</text:span></text:p>
          </table:table-cell>
          <table:table-cell table:style-name="表格1.B1" office:value-type="string">
            <text:p text:style-name="P139">重要的</text:p>
          </table:table-cell>
          <table:table-cell table:style-name="表格1.B1" office:value-type="string">
            <text:p text:style-name="P139">批准的</text:p>
          </table:table-cell>
          <table:table-cell table:style-name="表格1.B1" office:value-type="string">
            <text:p text:style-name="P150">低</text:p>
          </table:table-cell>
          <table:table-cell table:style-name="表格1.B1" office:value-type="string">
            <text:p text:style-name="P150">低</text:p>
          </table:table-cell>
          <table:table-cell table:style-name="表格1.B1" office:value-type="string">
            <text:p text:style-name="P150">高</text:p>
          </table:table-cell>
          <table:table-cell table:style-name="表格1.B1" office:value-type="string">
            <text:p text:style-name="P155"><text:span text:style-name="T81">1、1</text:span>6</text:p>
          </table:table-cell>
        </table:table-row>
        <table:table-row>
          <table:table-cell table:style-name="表格1.A2" office:value-type="string">
            <text:p text:style-name="P135"><text:span text:style-name="T35">7.</text:span><text:span text:style-name="T37">首页推广</text:span><text:span text:style-name="T43">（单曲、专栏）！</text:span></text:p>
          </table:table-cell>
          <table:table-cell table:style-name="表格1.B2" office:value-type="string">
            <text:p text:style-name="P139">重要<text:span text:style-name="T81">的</text:span></text:p>
          </table:table-cell>
          <table:table-cell table:style-name="表格1.B2" office:value-type="string">
            <text:p text:style-name="P139">批准的</text:p>
          </table:table-cell>
          <table:table-cell table:style-name="表格1.B2" office:value-type="string">
            <text:p text:style-name="P150">低</text:p>
          </table:table-cell>
          <table:table-cell table:style-name="表格1.B2" office:value-type="string">
            <text:p text:style-name="P150">低</text:p>
          </table:table-cell>
          <table:table-cell table:style-name="表格1.B2" office:value-type="string">
            <text:p text:style-name="P139">中</text:p>
          </table:table-cell>
          <table:table-cell table:style-name="表格1.B2" office:value-type="string">
            <text:p text:style-name="P164">1、16、18</text:p>
          </table:table-cell>
        </table:table-row>
        <table:table-row>
          <table:table-cell table:style-name="表格1.A2" office:value-type="string">
            <text:p text:style-name="P135"><text:span text:style-name="T35">8显示默认</text:span><text:span text:style-name="T38">搜索？</text:span></text:p>
          </table:table-cell>
          <table:table-cell table:style-name="表格1.B2" office:value-type="string">
            <text:p text:style-name="P137">重要的</text:p>
          </table:table-cell>
          <table:table-cell table:style-name="表格1.B2" office:value-type="string">
            <text:p text:style-name="P139">批准的</text:p>
          </table:table-cell>
          <table:table-cell table:style-name="表格1.B2" office:value-type="string">
            <text:p text:style-name="P139">中</text:p>
          </table:table-cell>
          <table:table-cell table:style-name="表格1.B2" office:value-type="string">
            <text:p text:style-name="P137">中</text:p>
          </table:table-cell>
          <table:table-cell table:style-name="表格1.B2" office:value-type="string">
            <text:p text:style-name="P139">中</text:p>
          </table:table-cell>
          <table:table-cell table:style-name="表格1.B2" office:value-type="string">
            <text:p text:style-name="P164">1、16、20</text:p>
          </table:table-cell>
        </table:table-row>
        <table:table-row>
          <table:table-cell table:style-name="表格1.A2" office:value-type="string">
            <text:p text:style-name="P134"><text:span text:style-name="T35">9.</text:span><text:span text:style-name="T45">搜索</text:span><text:span text:style-name="T46">（歌手 专辑单曲名称 用户名称 歌单 歌曲风格</text:span><text:span text:style-name="T47">)！</text:span></text:p>
          </table:table-cell>
          <table:table-cell table:style-name="表格1.B2" office:value-type="string">
            <text:p text:style-name="P137">紧急的</text:p>
          </table:table-cell>
          <table:table-cell table:style-name="表格1.B2" office:value-type="string">
            <text:p text:style-name="P139">批准的</text:p>
          </table:table-cell>
          <table:table-cell table:style-name="表格1.B2" office:value-type="string">
            <text:p text:style-name="P139">高</text:p>
          </table:table-cell>
          <table:table-cell table:style-name="表格1.B2" office:value-type="string">
            <text:p text:style-name="P150">高</text:p>
          </table:table-cell>
          <table:table-cell table:style-name="表格1.B2" office:value-type="string">
            <text:p text:style-name="P150">高</text:p>
          </table:table-cell>
          <table:table-cell table:style-name="表格1.B2" office:value-type="string">
            <text:p text:style-name="P164">1、16</text:p>
          </table:table-cell>
        </table:table-row>
        <table:table-row>
          <table:table-cell table:style-name="表格1.A2" office:value-type="string">
            <text:p text:style-name="P134"><text:span text:style-name="T35">10</text:span><text:span text:style-name="T39">推送（ 关注音乐人发布新歌时会有私信</text:span><text:span text:style-name="T40">、活动、平台消息</text:span><text:span text:style-name="T39">）</text:span></text:p>
          </table:table-cell>
          <table:table-cell table:style-name="表格1.B2" office:value-type="string">
            <text:p text:style-name="P137">重要的</text:p>
          </table:table-cell>
          <table:table-cell table:style-name="表格1.B2" office:value-type="string">
            <text:p text:style-name="P139">批准的</text:p>
          </table:table-cell>
          <table:table-cell table:style-name="表格1.B2" office:value-type="string">
            <text:p text:style-name="P142">中</text:p>
          </table:table-cell>
          <table:table-cell table:style-name="表格1.B2" office:value-type="string">
            <text:p text:style-name="P137">低</text:p>
          </table:table-cell>
          <table:table-cell table:style-name="表格1.B2" office:value-type="string">
            <text:p text:style-name="P142">中</text:p>
          </table:table-cell>
          <table:table-cell table:style-name="表格1.B2" office:value-type="string">
            <text:p text:style-name="P157">1、16、19</text:p>
          </table:table-cell>
        </table:table-row>
        <table:table-row>
          <table:table-cell table:style-name="表格1.A2" office:value-type="string">
            <text:p text:style-name="P134"><text:span text:style-name="T35">11.</text:span><text:span text:style-name="T37"> 相似单曲</text:span><text:span text:style-name="T41">#</text:span></text:p>
          </table:table-cell>
          <table:table-cell table:style-name="表格1.B2" office:value-type="string">
            <text:p text:style-name="P137">有用的</text:p>
          </table:table-cell>
          <table:table-cell table:style-name="表格1.B2" office:value-type="string">
            <text:p text:style-name="P173">批准的</text:p>
          </table:table-cell>
          <table:table-cell table:style-name="表格1.B2" office:value-type="string">
            <text:p text:style-name="P142">中</text:p>
          </table:table-cell>
          <table:table-cell table:style-name="表格1.B2" office:value-type="string">
            <text:p text:style-name="P142">低</text:p>
          </table:table-cell>
          <table:table-cell table:style-name="表格1.B2" office:value-type="string">
            <text:p text:style-name="P142">中</text:p>
          </table:table-cell>
          <table:table-cell table:style-name="表格1.B2" office:value-type="string">
            <text:p text:style-name="P155">1<text:span text:style-name="T82">、16</text:span></text:p>
          </table:table-cell>
        </table:table-row>
      </table:table>
      <text:p text:style-name="P6"/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134"><text:span text:style-name="T35">12.</text:span><text:span text:style-name="T37"> 听歌识曲</text:span><text:span text:style-name="T41">#</text:span></text:p>
          </table:table-cell>
          <table:table-cell table:style-name="表格2.B1" office:value-type="string">
            <text:p text:style-name="P137">重要的</text:p>
          </table:table-cell>
          <table:table-cell table:style-name="表格2.B1" office:value-type="string">
            <text:p text:style-name="P139">建议的</text:p>
          </table:table-cell>
          <table:table-cell table:style-name="表格2.B1" office:value-type="string">
            <text:p text:style-name="P142">高</text:p>
          </table:table-cell>
          <table:table-cell table:style-name="表格2.B1" office:value-type="string">
            <text:p text:style-name="P142">高</text:p>
          </table:table-cell>
          <table:table-cell table:style-name="表格2.B1" office:value-type="string">
            <text:p text:style-name="P142">高</text:p>
          </table:table-cell>
          <table:table-cell table:style-name="表格2.B1" office:value-type="string">
            <text:p text:style-name="P155">1<text:span text:style-name="T82">、</text:span></text:p>
          </table:table-cell>
        </table:table-row>
        <table:table-row table:style-name="表格2.2">
          <table:table-cell table:style-name="表格2.A2" office:value-type="string">
            <text:p text:style-name="P134"><text:span text:style-name="T35">13.</text:span><text:span text:style-name="T37"> 电台节目</text:span><text:span text:style-name="T42">？</text:span></text:p>
          </table:table-cell>
          <table:table-cell table:style-name="表格2.B2" office:value-type="string">
            <text:p text:style-name="P139">有用<text:span text:style-name="T50">的</text:span></text:p>
          </table:table-cell>
          <table:table-cell table:style-name="表格2.B2" office:value-type="string">
            <text:p text:style-name="P139">建议的</text:p>
          </table:table-cell>
          <table:table-cell table:style-name="表格2.B2" office:value-type="string">
            <text:p text:style-name="P139">高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39">中</text:p>
          </table:table-cell>
          <table:table-cell table:style-name="表格2.B2" office:value-type="string">
            <text:p text:style-name="P157">7、</text:p>
          </table:table-cell>
        </table:table-row>
        <table:table-row table:style-name="表格2.3">
          <table:table-cell table:style-name="表格2.A2" office:value-type="string">
            <text:p text:style-name="P134"><text:span text:style-name="T35">14.</text:span><text:span text:style-name="T37"> 歌曲收藏！</text:span></text:p>
          </table:table-cell>
          <table:table-cell table:style-name="表格2.B2" office:value-type="string">
            <text:p text:style-name="P137">紧急的</text:p>
          </table:table-cell>
          <table:table-cell table:style-name="表格2.B2" office:value-type="string">
            <text:p text:style-name="P139">建议的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5">1<text:span text:style-name="T82">、2</text:span></text:p>
          </table:table-cell>
        </table:table-row>
        <table:table-row table:style-name="表格2.4">
          <table:table-cell table:style-name="表格2.A2" office:value-type="string">
            <text:p text:style-name="P134"><text:span text:style-name="T35">15.</text:span><text:span text:style-name="T37"> 歌单收藏</text:span><text:span text:style-name="T42">？</text:span></text:p>
          </table:table-cell>
          <table:table-cell table:style-name="表格2.B2" office:value-type="string">
            <text:p text:style-name="P139">重要<text:span text:style-name="T50">的</text:span></text:p>
          </table:table-cell>
          <table:table-cell table:style-name="表格2.B2" office:value-type="string">
            <text:p text:style-name="P139">批准的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39">低</text:p>
          </table:table-cell>
          <table:table-cell table:style-name="表格2.B2" office:value-type="string">
            <text:p text:style-name="P144">高</text:p>
          </table:table-cell>
          <table:table-cell table:style-name="表格2.B2" office:value-type="string">
            <text:p text:style-name="P155">1<text:span text:style-name="T82">、</text:span>2</text:p>
          </table:table-cell>
        </table:table-row>
        <table:table-row table:style-name="表格2.4">
          <table:table-cell table:style-name="表格2.A2" office:value-type="string">
            <text:p text:style-name="P168">16. 新建歌单<text:span text:style-name="T101">！</text:span></text:p>
          </table:table-cell>
          <table:table-cell table:style-name="表格2.B2" office:value-type="string">
            <text:p text:style-name="P139">重要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7">2、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17.</text:span>听歌缓存<text:span text:style-name="T82">（固定容</text:span><text:soft-page-break/><text:span text:style-name="T82">量）？</text:span></text:p>
          </table:table-cell>
          <table:table-cell table:style-name="表格2.B2" office:value-type="string">
            <text:p text:style-name="P139">重要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中</text:p>
          </table:table-cell>
          <table:table-cell table:style-name="表格2.B2" office:value-type="string">
            <text:p text:style-name="P142">中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7">2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18.</text:span>下载！</text:p>
          </table:table-cell>
          <table:table-cell table:style-name="表格2.B2" office:value-type="string">
            <text:p text:style-name="P139">紧急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42">中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7">3</text:p>
          </table:table-cell>
        </table:table-row>
        <table:table-row table:style-name="表格2.4">
          <table:table-cell table:style-name="表格2.A2" office:value-type="string">
            <text:p text:style-name="P128"><text:span text:style-name="T83">19.</text:span>详细信息<text:span text:style-name="T84">（歌手或专辑封面等）！</text:span></text:p>
            <text:p text:style-name="P130">+歌词</text:p>
          </table:table-cell>
          <table:table-cell table:style-name="表格2.B2" office:value-type="string">
            <text:p text:style-name="P139">紧急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7">1、2、3、4、5、7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20.</text:span>支持多种音频格式<text:span text:style-name="T101">？</text:span></text:p>
            <text:p text:style-name="P130">（看后期实现）</text:p>
          </table:table-cell>
          <table:table-cell table:style-name="表格2.B2" office:value-type="string">
            <text:p text:style-name="P139">重要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中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42">中</text:p>
          </table:table-cell>
          <table:table-cell table:style-name="表格2.B2" office:value-type="string">
            <text:p text:style-name="P157">2、3</text:p>
            <text:p text:style-name="P157"/>
          </table:table-cell>
        </table:table-row>
        <table:table-row table:style-name="表格2.4">
          <table:table-cell table:style-name="表格2.A2" office:value-type="string">
            <text:p text:style-name="P127"><text:span text:style-name="T83">21.</text:span>播放顺序<text:span text:style-name="T84">、进度条！</text:span></text:p>
          </table:table-cell>
          <table:table-cell table:style-name="表格2.B2" office:value-type="string">
            <text:p text:style-name="P139">紧急<text:span text:style-name="T82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2">低</text:p>
          </table:table-cell>
          <table:table-cell table:style-name="表格2.B2" office:value-type="string">
            <text:p text:style-name="P142">地</text:p>
          </table:table-cell>
          <table:table-cell table:style-name="表格2.B2" office:value-type="string">
            <text:p text:style-name="P142">高</text:p>
          </table:table-cell>
          <table:table-cell table:style-name="表格2.B2" office:value-type="string">
            <text:p text:style-name="P157">2、</text:p>
          </table:table-cell>
        </table:table-row>
        <table:table-row table:style-name="表格2.4">
          <table:table-cell table:style-name="表格2.A2" office:value-type="string">
            <text:p text:style-name="P131">22.时间控制<text:span text:style-name="T101">？</text:span></text:p>
          </table:table-cell>
          <table:table-cell table:style-name="表格2.B2" office:value-type="string">
            <text:p text:style-name="P139">有用<text:span text:style-name="T84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低</text:p>
          </table:table-cell>
          <table:table-cell table:style-name="表格2.B2" office:value-type="string">
            <text:p text:style-name="P145">低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59">2、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23.</text:span>桌面歌词<text:span text:style-name="T101">？</text:span></text:p>
          </table:table-cell>
          <table:table-cell table:style-name="表格2.B2" office:value-type="string">
            <text:p text:style-name="P146">有用的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45">低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59">2、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24.</text:span>多种音效<text:span text:style-name="T101">#</text:span></text:p>
          </table:table-cell>
          <table:table-cell table:style-name="表格2.B2" office:value-type="string">
            <text:p text:style-name="P139">有用<text:span text:style-name="T84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低</text:p>
          </table:table-cell>
          <table:table-cell table:style-name="表格2.B2" office:value-type="string">
            <text:p text:style-name="P159">2、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25.</text:span>摇一摇切歌<text:span text:style-name="T101">#</text:span></text:p>
          </table:table-cell>
          <table:table-cell table:style-name="表格2.B2" office:value-type="string">
            <text:p text:style-name="P139">有用<text:span text:style-name="T84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59">2、</text:p>
          </table:table-cell>
        </table:table-row>
        <table:table-row table:style-name="表格2.4">
          <table:table-cell table:style-name="表格2.A2" office:value-type="string">
            <text:p text:style-name="P127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44"/>
          </table:table-cell>
          <table:table-cell table:style-name="表格2.B2" office:value-type="string">
            <text:p text:style-name="P155"/>
          </table:table-cell>
        </table:table-row>
        <table:table-row table:style-name="表格2.4">
          <table:table-cell table:style-name="表格2.A2" office:value-type="string">
            <text:p text:style-name="P127"><text:span text:style-name="T83">27.</text:span>视频投稿<text:span text:style-name="T101">？</text:span></text:p>
          </table:table-cell>
          <table:table-cell table:style-name="表格2.B2" office:value-type="string">
            <text:p text:style-name="P139">有用<text:span text:style-name="T84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59">9、15、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28.</text:span>动态发布<text:span text:style-name="T101">？</text:span></text:p>
          </table:table-cell>
          <table:table-cell table:style-name="表格2.B2" office:value-type="string">
            <text:p text:style-name="P139">有用<text:span text:style-name="T84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44">中</text:p>
          </table:table-cell>
          <table:table-cell table:style-name="表格2.B2" office:value-type="string">
            <text:p text:style-name="P159">9、15、44</text:p>
          </table:table-cell>
        </table:table-row>
        <table:table-row table:style-name="表格2.4">
          <table:table-cell table:style-name="表格2.A2" office:value-type="string">
            <text:p text:style-name="P132"><text:span text:style-name="T83">29.</text:span>发布歌单到社区<text:span text:style-name="T84">？</text:span></text:p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44"/>
          </table:table-cell>
          <table:table-cell table:style-name="表格2.B2" office:value-type="string">
            <text:p text:style-name="P155"/>
          </table:table-cell>
        </table:table-row>
        <table:table-row table:style-name="表格2.4">
          <table:table-cell table:style-name="表格2.A2" office:value-type="string">
            <text:p text:style-name="P127"><text:span text:style-name="T83">30.</text:span>购买vip<text:span text:style-name="T101">？</text:span></text:p>
          </table:table-cell>
          <table:table-cell table:style-name="表格2.B2" office:value-type="string">
            <text:p text:style-name="P139">重要<text:span text:style-name="T84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45">中</text:p>
          </table:table-cell>
          <table:table-cell table:style-name="表格2.B2" office:value-type="string">
            <text:p text:style-name="P145">高</text:p>
          </table:table-cell>
          <table:table-cell table:style-name="表格2.B2" office:value-type="string">
            <text:p text:style-name="P159">2、3、4、6<text:span text:style-name="T85">、18</text:span>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31.</text:span>售卖数字<text:soft-page-break/>专辑<text:span text:style-name="T104">？</text:span></text:p>
          </table:table-cell>
          <table:table-cell table:style-name="表格2.B2" office:value-type="string">
            <text:p text:style-name="P139">紧急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0">1、2、16、21、18、19、<text:soft-page-break/>20</text:p>
          </table:table-cell>
        </table:table-row>
        <table:table-row table:style-name="表格2.4">
          <table:table-cell table:style-name="表格2.A2" office:value-type="string">
            <text:p text:style-name="P127"><text:span text:style-name="T83">32.</text:span>音乐人开通赞赏<text:span text:style-name="T101">？</text:span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60">18、19、21、20</text:p>
          </table:table-cell>
        </table:table-row>
        <table:table-row table:style-name="表格2.4">
          <table:table-cell table:style-name="表格2.A2" office:value-type="string">
            <text:p text:style-name="P129"><text:span text:style-name="T105">33.</text:span>售卖周边<text:span text:style-name="T101">#</text:span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1">10、18、</text:p>
          </table:table-cell>
        </table:table-row>
        <table:table-row table:style-name="表格2.4">
          <table:table-cell table:style-name="表格2.A2" office:value-type="string">
            <text:p text:style-name="P129"><text:span text:style-name="T83">34.</text:span>广告位<text:span text:style-name="T104">！</text:span></text:p>
          </table:table-cell>
          <table:table-cell table:style-name="表格2.B2" office:value-type="string">
            <text:p text:style-name="P139">紧急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1">18、21？</text:p>
          </table:table-cell>
        </table:table-row>
        <table:table-row table:style-name="表格2.4">
          <table:table-cell table:style-name="表格2.A2" office:value-type="string">
            <text:p text:style-name="P129"><text:span text:style-name="T83">35.</text:span>主题<text:span text:style-name="T85">（背景等）？</text:span></text:p>
          </table:table-cell>
          <table:table-cell table:style-name="表格2.B2" office:value-type="string">
            <text:p text:style-name="P139">重要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13</text:p>
          </table:table-cell>
        </table:table-row>
        <table:table-row table:style-name="表格2.4">
          <table:table-cell table:style-name="表格2.A2" office:value-type="string">
            <text:p text:style-name="P91"><text:line-break/></text:p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44"/>
          </table:table-cell>
          <table:table-cell table:style-name="表格2.B2" office:value-type="string">
            <text:p text:style-name="P155"/>
          </table:table-cell>
        </table:table-row>
        <table:table-row table:style-name="表格2.4">
          <table:table-cell table:style-name="表格2.A2" office:value-type="string">
            <text:p text:style-name="P124"><text:span text:style-name="T83">37.</text:span>云盘<text:span text:style-name="T101">？</text:span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2、3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38.</text:span>个人资料<text:span text:style-name="T104">！</text:span><text:line-break/></text:p>
          </table:table-cell>
          <table:table-cell table:style-name="表格2.B2" office:value-type="string">
            <text:p text:style-name="P139">紧急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12、13、14、17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39.</text:span>下载管理<text:line-break/><text:span text:style-name="T106">（下过的歌有标记）#</text:span></text:p>
          </table:table-cell>
          <table:table-cell table:style-name="表格2.B2" office:value-type="string">
            <text:p text:style-name="P148">有用的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2、3、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0.</text:span>历史记录<text:line-break/><text:span text:style-name="T106">（歌曲）！</text:span></text:p>
            <text:p text:style-name="P125">（浏览过的其他视频之类的再考虑）</text:p>
          </table:table-cell>
          <table:table-cell table:style-name="表格2.B2" office:value-type="string">
            <text:p text:style-name="P139">重要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1、2、4、5、6、7、9、14、20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1.</text:span>私信<text:span text:style-name="T101">？</text:span><text:line-break/></text:p>
          </table:table-cell>
          <table:table-cell table:style-name="表格2.B2" office:value-type="string">
            <text:p text:style-name="P139">重要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14、9、15、16、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2.</text:span>K歌<text:span text:style-name="T101">#</text:span><text:line-break/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55"><text:span text:style-name="T107">22</text:span>我们决定不做这个</text:p>
          </table:table-cell>
        </table:table-row>
        <table:table-row table:style-name="表格2.4">
          <table:table-cell table:style-name="表格2.A2" office:value-type="string">
            <text:p text:style-name="P124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39"/>
          </table:table-cell>
          <table:table-cell table:style-name="表格2.B2" office:value-type="string">
            <text:p text:style-name="P144"/>
          </table:table-cell>
          <table:table-cell table:style-name="表格2.B2" office:value-type="string">
            <text:p text:style-name="P155"/>
          </table:table-cell>
        </table:table-row>
        <table:table-row table:style-name="表格2.4">
          <table:table-cell table:style-name="表格2.A2" office:value-type="string">
            <text:p text:style-name="P124"><text:span text:style-name="T83">44.</text:span>分享<text:line-break/><text:span text:style-name="T108">（单曲、专辑、视频、专栏、歌手分享到动态、私信）？</text:span></text:p>
          </table:table-cell>
          <table:table-cell table:style-name="表格2.B2" office:value-type="string">
            <text:p text:style-name="P139">紧急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16、15、19、8、14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5">45、音乐剪辑#</text:span><text:line-break/><text:soft-page-break/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62">11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6.看</text:span>mv<text:span text:style-name="T108">？</text:span></text:p>
          </table:table-cell>
          <table:table-cell table:style-name="表格2.B2" office:value-type="string">
            <text:p text:style-name="P139">紧急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2">4、5、16、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7.</text:span>设置铃声(手机，闹钟)<text:line-break/><text:span text:style-name="T107">（手机铃声音乐）#</text:span></text:p>
          </table:table-cell>
          <table:table-cell table:style-name="表格2.B2" office:value-type="string">
            <text:p text:style-name="P147">有用的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63">1、2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8.</text:span>健康提醒<text:line-break/><text:span text:style-name="T101">#</text:span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低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55">不做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49.</text:span>歌词音译<text:span text:style-name="T85">和</text:span>翻译<text:line-break/><text:span text:style-name="T101">#</text:span></text:p>
          </table:table-cell>
          <table:table-cell table:style-name="表格2.B2" office:value-type="string">
            <text:p text:style-name="P139">重要<text:span text:style-name="T85">的</text:span></text:p>
          </table:table-cell>
          <table:table-cell table:style-name="表格2.B2" office:value-type="string">
            <text:p text:style-name="P140">批准<text:span text:style-name="T102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3">2、16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50.</text:span>评论(社交)<text:span text:style-name="T101">？</text:span><text:line-break/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中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63">1、14、15、16、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51.</text:span>收费直播<text:line-break/><text:span text:style-name="T101">#</text:span></text:p>
          </table:table-cell>
          <table:table-cell table:style-name="表格2.B2" office:value-type="string">
            <text:p text:style-name="P139">有用<text:span text:style-name="T85">的</text:span></text:p>
          </table:table-cell>
          <table:table-cell table:style-name="表格2.B2" office:value-type="string">
            <text:p text:style-name="P140">建议<text:span text:style-name="T103">的</text:span>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7">高</text:p>
          </table:table-cell>
          <table:table-cell table:style-name="表格2.B2" office:value-type="string">
            <text:p text:style-name="P144">高</text:p>
          </table:table-cell>
          <table:table-cell table:style-name="表格2.B2" office:value-type="string">
            <text:p text:style-name="P163">9、15、16、21、18</text:p>
          </table:table-cell>
        </table:table-row>
        <table:table-row table:style-name="表格2.4">
          <table:table-cell table:style-name="表格2.A2" office:value-type="string">
            <text:p text:style-name="P124"><text:span text:style-name="T83">52.小</text:span>视频<text:line-break/><text:span text:style-name="T101">？</text:span></text:p>
          </table:table-cell>
          <table:table-cell table:style-name="表格2.B2" office:value-type="string">
            <text:p text:style-name="P139">有用<text:span text:style-name="T86">的</text:span></text:p>
          </table:table-cell>
          <table:table-cell table:style-name="表格2.B2" office:value-type="string">
            <text:p text:style-name="P139">建议<text:span text:style-name="T103">的</text:span></text:p>
          </table:table-cell>
          <table:table-cell table:style-name="表格2.B2" office:value-type="string">
            <text:p text:style-name="P149">高</text:p>
          </table:table-cell>
          <table:table-cell table:style-name="表格2.B2" office:value-type="string">
            <text:p text:style-name="P149">中</text:p>
          </table:table-cell>
          <table:table-cell table:style-name="表格2.B2" office:value-type="string">
            <text:p text:style-name="P149">高</text:p>
          </table:table-cell>
          <table:table-cell table:style-name="表格2.B2" office:value-type="string">
            <text:p text:style-name="P163">9、15、16、</text:p>
          </table:table-cell>
        </table:table-row>
        <table:table-row table:style-name="表格2.4">
          <table:table-cell table:style-name="表格2.A2" office:value-type="string">
            <text:p text:style-name="P81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0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4"/>
          </table:table-cell>
        </table:table-row>
        <table:table-row table:style-name="表格2.4">
          <table:table-cell table:style-name="表格2.A2" office:value-type="string">
            <text:p text:style-name="P81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4"/>
          </table:table-cell>
        </table:table-row>
        <table:table-row table:style-name="表格2.4">
          <table:table-cell table:style-name="表格2.A2" office:value-type="string">
            <text:p text:style-name="P81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53"/>
          </table:table-cell>
          <table:table-cell table:style-name="表格2.B2" office:value-type="string">
            <text:p text:style-name="P64"/>
          </table:table-cell>
        </table:table-row>
      </table:table>
      <text:p text:style-name="P6"/>
      <text:p text:style-name="P6">五、产品特性</text:p>
      <text:p text:style-name="P15">1.新歌上架</text:p>
      <text:p text:style-name="P15">2.首页推广（单曲、专栏等）</text:p>
      <text:p text:style-name="P15">3.搜索（歌手、专辑单曲名称、歌单、用户）</text:p>
      <text:p text:style-name="P15">4.歌曲收藏</text:p>
      <text:p text:style-name="P15">5.新建歌单</text:p>
      <text:p text:style-name="P15">6.下载歌曲、mv</text:p>
      <text:p text:style-name="P15">7.歌曲的详细信息（作词人、作曲人、专辑封面、歌词等）</text:p>
      <text:p text:style-name="P15"><text:soft-page-break/>8.播放顺序、进度条</text:p>
      <text:p text:style-name="P15">9.广告位</text:p>
      <text:p text:style-name="P15">10.个人资料</text:p>
      <text:p text:style-name="P15">11.历史听歌记录（其他浏览过的专栏、视频再考虑）</text:p>
      <text:p text:style-name="P15">12.加入团队（音乐人，自媒体人）</text:p>
      <text:p text:style-name="P9"/>
      <text:p text:style-name="P39">----------------------------------------------------------------------------------------------------------------------------</text:p>
      <text:p text:style-name="P4">六、典型用例</text:p>
      <text:p text:style-name="P133"><text:span text:style-name="T109">听歌</text:span></text:p>
      <text:p text:style-name="P108"><text:span text:style-name="T112">1.</text:span><text:span text:style-name="T125">简略描述</text:span><text:span text:style-name="T127">:</text:span></text:p>
      <text:p text:style-name="P108"><text:span text:style-name="T127"><text:s text:c="3"/></text:span><text:span text:style-name="T129"><text:s/>music_consumer使用系统找歌并听歌</text:span></text:p>
      <text:p text:style-name="P108"><text:span text:style-name="T113">2. </text:span><text:span text:style-name="T126">参与者：</text:span></text:p>
      <text:p text:style-name="P108"><text:span text:style-name="T126"><text:s text:c="2"/></text:span><text:span text:style-name="T130">music_consumer、第三方支付平台</text:span></text:p>
      <text:p text:style-name="P108"/>
      <text:p text:style-name="P113"><text:span text:style-name="T111">3. </text:span><text:span text:style-name="T124">用况图</text:span></text:p>
      <text:p text:style-name="P109"><text:span text:style-name="T115">4</text:span><text:span text:style-name="T114">. </text:span><text:span text:style-name="T131">前置条件：</text:span></text:p>
      <text:p text:style-name="P102">1、账户已经登录</text:p>
      <text:p text:style-name="P103"/>
      <text:p text:style-name="P102"/>
      <text:p text:style-name="P102"/>
      <text:p text:style-name="P110"><text:span text:style-name="T116">5</text:span><text:span text:style-name="T111">. </text:span><text:span text:style-name="T124">基本流</text:span></text:p>
      <text:p text:style-name="P114">{浏览歌单或单曲}</text:p>
      <text:p text:style-name="P111">1、<text:span text:style-name="T130">music_consumer</text:span><text:span text:style-name="T134">选择浏览系统推荐歌单</text:span><text:span text:style-name="T135">或专辑</text:span></text:p>
      <text:p text:style-name="P112">{显示歌单或单曲详细信息}</text:p>
      <text:p text:style-name="P102"><text:span text:style-name="T137">2</text:span>、系统显示歌单<text:span text:style-name="T138">或专辑相关信息</text:span></text:p>
      <text:p text:style-name="P103">{选择歌单}</text:p>
      <text:p text:style-name="P104"><text:span text:style-name="T137">3</text:span>、music_consumer选择要打开的歌单<text:span text:style-name="T138">或专辑</text:span></text:p>
      <text:p text:style-name="P103">{展示歌单}</text:p>
      <text:p text:style-name="P104"><text:span text:style-name="T137">4</text:span>、系统展示歌单<text:span text:style-name="T138">或专辑</text:span>的详细信息</text:p>
      <text:p text:style-name="P103">{选择单曲}</text:p>
      <text:p text:style-name="P104"><text:span text:style-name="T137">5</text:span>、music_consumer选择<text:span text:style-name="T139">单</text:span>曲</text:p>
      <text:p text:style-name="P105">{展示单曲}</text:p>
      <text:p text:style-name="P105">6、系统显示单曲详细信息</text:p>
      <text:p text:style-name="P105">7、<text:span text:style-name="T140">music_consumer播放单曲</text:span></text:p>
      <text:p text:style-name="P103">{播放单曲}</text:p>
      <text:p text:style-name="P104"><text:span text:style-name="T137">8</text:span>、系统<text:span text:style-name="T139">将单曲加入到播放列表并播放</text:span></text:p>
      <text:p text:style-name="P104"><text:soft-page-break/><text:span text:style-name="T137">9</text:span>、music_<text:span text:style-name="T141">consumer关闭系统</text:span></text:p>
      <text:p text:style-name="P106"><text:span text:style-name="T137">10</text:span>、用况结束</text:p>
      <text:p text:style-name="P106"/>
      <text:p text:style-name="P107"><text:span text:style-name="T117">6</text:span><text:span text:style-name="T118">.</text:span><text:span text:style-name="T128">备选流</text:span></text:p>
      <text:p text:style-name="P115"/>
      <text:p text:style-name="P115">在{浏览歌单或单曲}中music_consumer选择浏览单曲</text:p>
      <text:p text:style-name="P122">A1 {浏览单曲}</text:p>
      <text:p text:style-name="P116">1.a、music_consumer选择浏览系统推荐单曲</text:p>
      <text:p text:style-name="P116"><text:span text:style-name="T142">1.a.1</text:span>、用况回到{选择单曲}</text:p>
      <text:p text:style-name="P116">1.b、<text:span text:style-name="T132">执行包含用况{搜索}</text:span></text:p>
      <text:p text:style-name="P116"><text:span text:style-name="T142">1.b.1</text:span>、用况回到{选择单曲}</text:p>
      <text:p text:style-name="P117"/>
      <text:p text:style-name="P116"/>
      <text:p text:style-name="P115">在{浏览歌单或单曲}中music_consumer选择浏览其他歌单</text:p>
      <text:p text:style-name="P115"><text:span text:style-name="T132">A</text:span><text:span text:style-name="T133">2</text:span><text:span text:style-name="T132"> {浏览其他歌单}</text:span></text:p>
      <text:p text:style-name="P116">1.<text:span text:style-name="T143">a</text:span>、执行包含用况{搜索}</text:p>
      <text:p text:style-name="P116"><text:span text:style-name="T143">1.a.1</text:span>、用况回到{选择歌单}<text:span text:style-name="T129"> </text:span></text:p>
      <text:p text:style-name="P118">1.<text:span text:style-name="T144">b</text:span>、music_consumer选择其他music_consumer</text:p>
      <text:p text:style-name="P119"><text:span text:style-name="T144">1.b.1</text:span>、系统显示该music_consumer个人信息</text:p>
      <text:p text:style-name="P120"><text:span text:style-name="T144">1.b.2</text:span>、music_consumer选择查看该music_consumer听歌情况</text:p>
      <text:p text:style-name="P119"><text:span text:style-name="T144">1.b.3</text:span>、用况回到<text:span text:style-name="T136">{选择歌单}</text:span></text:p>
      <text:p text:style-name="P115"/>
      <text:p text:style-name="P115"/>
      <text:p text:style-name="P115"/>
      <text:p text:style-name="P121">在{展示歌单}</text:p>
      <text:p text:style-name="P121"/>
      <text:p text:style-name="P94">A3 收藏歌单 如果<text:span text:style-name="T145">music_consumer</text:span>选择收藏歌单</text:p>
      <text:p text:style-name="P98">1、music_consumer选择收藏歌单</text:p>
      <text:p text:style-name="P98">2、系统在music_consumer个人收藏的歌单增加一个</text:p>
      <text:p text:style-name="P98">3、系统显示收藏成功</text:p>
      <text:p text:style-name="P98">4、用况回到{选择单曲}</text:p>
      <text:p text:style-name="P95"/>
      <text:p text:style-name="P94"/>
      <text:p text:style-name="P121"/>
      <text:p text:style-name="P94">A4 下载歌单</text:p>
      <text:p text:style-name="P98">1、music_consumer选择下载歌单</text:p>
      <text:p text:style-name="P98">2、系统显示下载的歌曲数量和所占用空间</text:p>
      <text:p text:style-name="P98">3、music_consumer选择下载</text:p>
      <text:p text:style-name="P98">4、系统下载该歌单里面所有单曲到本地氢音乐文件下保存</text:p>
      <text:p text:style-name="P98">5、系统显示下载单曲进度条</text:p>
      <text:p text:style-name="P98">6、用况回到{选择单曲}</text:p>
      <text:p text:style-name="P98">3.b music_consumer选择取消</text:p>
      <text:p text:style-name="P98">3.b.1 用况回到{选择单曲}</text:p>
      <text:p text:style-name="P121"/>
      <text:p text:style-name="P94">A5 评论歌单</text:p>
      <text:p text:style-name="P99">1、music_consumer选择评论歌单</text:p>
      <text:p text:style-name="P123"><text:span text:style-name="T119">1</text:span>、系统显示精彩评论和最新评论</text:p>
      <text:p text:style-name="P123"><text:span text:style-name="T119">2</text:span>、<text:span text:style-name="T120">music_consumer</text:span>输入评论信息</text:p>
      <text:p text:style-name="P123"><text:span text:style-name="T119">3</text:span>、<text:span text:style-name="T120">music_consumer</text:span> 选择发布评论</text:p>
      <text:p text:style-name="P100"><text:span text:style-name="T28">4</text:span>、系统显示通知成功并在最新评论中加入该评论</text:p>
      <text:p text:style-name="P121"/>
      <text:p text:style-name="P94">A5 分享歌单</text:p>
      <text:p text:style-name="P96"><text:soft-page-break/>1、music_consumer 选择分享歌单</text:p>
      <text:p text:style-name="P96"/>
      <text:p text:style-name="P121"/>
      <text:p text:style-name="P121">在{展示单曲}和{播放单曲}中</text:p>
      <text:p text:style-name="P121"/>
      <text:p text:style-name="P94">A6 分享单曲</text:p>
      <text:p text:style-name="P121"/>
      <text:p text:style-name="P94">A7 收藏单曲</text:p>
      <text:p text:style-name="P99">1、music_consumer选择收藏单曲</text:p>
      <text:p text:style-name="P99">2、系统显示music_consumer已创建的歌单</text:p>
      <text:p text:style-name="P99">3、music_consumer选择收藏到某个歌单</text:p>
      <text:p text:style-name="P99">4、系统在该歌单里增加这首单曲</text:p>
      <text:p text:style-name="P99">5、系统提示收藏成功</text:p>
      <text:p text:style-name="P99">6、回到基本流{展示单曲}</text:p>
      <text:p text:style-name="P121"><text:s/></text:p>
      <text:p text:style-name="P94">A8 评论单曲</text:p>
      <text:p text:style-name="P97">1、<text:span text:style-name="T146">music_consumer选择评论单曲</text:span></text:p>
      <text:p text:style-name="P123"><text:span text:style-name="T119">1</text:span>、系统显示精彩评论和最新评论</text:p>
      <text:p text:style-name="P123"><text:span text:style-name="T119">2</text:span>、<text:span text:style-name="T121">music_consumer</text:span>输入评论信息</text:p>
      <text:p text:style-name="P123"><text:span text:style-name="T119">3</text:span>、<text:span text:style-name="T121">music_consumer</text:span> 选择发布评论</text:p>
      <text:p text:style-name="P123"><text:span text:style-name="T119">4</text:span>、系统显示通知成功并在最新评论中加入该评论</text:p>
      <text:p text:style-name="P101"><text:span text:style-name="T28">5</text:span>、<text:span text:style-name="T29">回到基本流{展示单曲}</text:span></text:p>
      <text:p text:style-name="P94"/>
      <text:p text:style-name="P94">A9 下载单曲</text:p>
      <text:p text:style-name="P97">1、<text:span text:style-name="T146">music_consumer选择下载单曲</text:span></text:p>
      <text:p text:style-name="P123"><text:span text:style-name="T123">2</text:span>、<text:span text:style-name="T122">系统下载单曲到本地氢音乐文件下保存</text:span></text:p>
      <text:p text:style-name="P123"><text:span text:style-name="T119">2.</text:span><text:span text:style-name="T123">b、系统提示需要办理vip</text:span></text:p>
      <text:p text:style-name="P101"><text:span text:style-name="T28">5</text:span>、<text:span text:style-name="T29">回到基本流{展示单曲}</text:span></text:p>
      <text:p text:style-name="P94"/>
      <text:p text:style-name="P121"/>
      <text:p text:style-name="P94">A10 查看歌词</text:p>
      <text:p text:style-name="P121"/>
      <text:p text:style-name="P121">在{播放单曲中}</text:p>
      <text:p text:style-name="P121"/>
      <text:p text:style-name="P94">A11 切换单曲</text:p>
      <text:p text:style-name="P94"/>
      <text:p text:style-name="P94">A12 暂停单曲</text:p>
      <text:p text:style-name="P94"/>
      <text:p text:style-name="P94">A13 设置单曲播放顺序</text:p>
      <text:p text:style-name="P93">A14 设置播放列表</text:p>
      <text:p text:style-name="P9"/>
      <text:p text:style-name="P9"/>
      <text:p text:style-name="P4">七、其他产品需求</text:p>
      <text:p text:style-name="P9"><text:span text:style-name="T1">1</text:span><text:span text:style-name="T30">、可应用标准</text:span></text:p>
      <text:p text:style-name="P9"><text:span text:style-name="T1">TCP/IP</text:span><text:span text:style-name="T30">协议</text:span><text:span text:style-name="T1">, HTTP</text:span><text:span text:style-name="T30">协议，</text:span><text:span text:style-name="T1">FTP</text:span><text:span text:style-name="T30">协议</text:span></text:p>
      <text:p text:style-name="P9"><text:soft-page-break/><text:span text:style-name="T1">2</text:span><text:span text:style-name="T30">、系统需求（定义为支持应用所必须的所有系统需求，比如操作系统、网络性能等等）</text:span></text:p>
      <text:p text:style-name="P9"><text:span text:style-name="T30">系统为安卓</text:span><text:span text:style-name="T1">4.4</text:span><text:span text:style-name="T30">及以上版本，建议手机处于</text:span><text:span text:style-name="T1">4g</text:span><text:span text:style-name="T30">网络或</text:span><text:span text:style-name="T1">WiFi</text:span><text:span text:style-name="T30">网络下，</text:span><text:span text:style-name="T1">ram</text:span><text:span text:style-name="T30">容量至少为</text:span><text:span text:style-name="T1">1G</text:span><text:span text:style-name="T30">，市面上主流四核手机</text:span><text:span text:style-name="T1">cpu</text:span><text:span text:style-name="T8">。</text:span></text:p>
      <text:p text:style-name="P9"><text:span text:style-name="T1">3</text:span><text:span text:style-name="T30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9"><text:span text:style-name="T1">4</text:span><text:span text:style-name="T30">、性能需求：</text:span></text:p>
      <text:p text:style-name="P9"><text:span text:style-name="T30">在标准用户环境下，打开本地小型文件控制在</text:span><text:span text:style-name="T1">1</text:span><text:span text:style-name="T30">秒以内，大型文件不超过</text:span><text:span text:style-name="T1">2</text:span><text:span text:style-name="T30">秒，网络文件不超过</text:span><text:span text:style-name="T1">3</text:span><text:span text:style-name="T30">秒。软件能够对用户的操作进行及时的响应。软件运行时消耗的资源尽量合理。</text:span></text:p>
      <text:p text:style-name="P9"><text:span text:style-name="T1">5</text:span><text:span text:style-name="T30">、法律需求</text:span></text:p>
      <text:p text:style-name="P1">用户和软件公司必须达成在知识产权，隐私保护、责任划分等相关的法律约定，在国家法律规定内进行相应的软件活动。</text:p>
      <text:p text:style-name="P9"/>
      <text:p text:style-name="P4">八、建档需求</text:p>
      <text:p text:style-name="P1">描述所有为支持成功的部署系统所需要开发的文档</text:p>
      <text:p text:style-name="P9"><text:span text:style-name="T1">1</text:span><text:span text:style-name="T30">、使用协议</text:span></text:p>
      <text:p text:style-name="P9"><text:span text:style-name="T1">2</text:span><text:span text:style-name="T30">、用户手册（新用户引导）</text:span></text:p>
      <text:p text:style-name="P9"><text:span text:style-name="T1">3</text:span><text:span text:style-name="T30">、关于（软件内部）</text:span></text:p>
      <text:p text:style-name="P9"><text:span text:style-name="T1">4</text:span><text:span text:style-name="T30">、在线帮助（通过网页的形式展现，将用户使用过程中可能遇到的问腿总结起来，通过一个留俄标展现出来，用户点击相应问题描述网页提供相应内容进行解答。）</text:span></text:p>
      <text:p text:style-name="P9"><text:span text:style-name="T1">5</text:span><text:span text:style-name="T30">、版本升级说明。（当新版本开发出来后，将升级信息推送到用户的客户端上）</text:span></text:p>
      <text:p text:style-name="P9"/>
      <text:p text:style-name="P4">九、词汇表</text:p>
      <text:p text:style-name="P4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7">用户</text:p>
          </table:table-cell>
          <table:table-cell table:style-name="表格4.B1" office:value-type="string">
            <text:p text:style-name="P47">软件的最终使用者</text:p>
          </table:table-cell>
        </table:table-row>
        <table:table-row>
          <table:table-cell table:style-name="表格4.A2" office:value-type="string">
            <text:p text:style-name="P47">云协作</text:p>
          </table:table-cell>
          <table:table-cell table:style-name="表格4.B2" office:value-type="string">
            <text:p text:style-name="P47">多人同时在线编辑同一份文档。</text:p>
          </table:table-cell>
        </table:table-row>
        <table:table-row>
          <table:table-cell table:style-name="表格4.A2" office:value-type="string">
            <text:p text:style-name="P47">账户</text:p>
          </table:table-cell>
          <table:table-cell table:style-name="表格4.B2" office:value-type="string">
            <text:p text:style-name="P47">指用户注册时所提供的用户名和相应的账号（账户为用户身份的唯一凭证。</text:p>
          </table:table-cell>
        </table:table-row>
        <table:table-row>
          <table:table-cell table:style-name="表格4.A2" office:value-type="string">
            <text:p text:style-name="P47">登录</text:p>
          </table:table-cell>
          <table:table-cell table:style-name="表格4.B2" office:value-type="string">
            <text:p text:style-name="P47">用户进入软件系统所提供的操作</text:p>
          </table:table-cell>
        </table:table-row>
        <table:table-row>
          <table:table-cell table:style-name="表格4.A2" office:value-type="string">
            <text:p text:style-name="P47">冲突</text:p>
          </table:table-cell>
          <table:table-cell table:style-name="表格4.B2" office:value-type="string">
            <text:p text:style-name="P47">进行云协作编辑时，多人同时对同一份文档的相同部分进行不同的修改，然<text:soft-page-break/>后提交时的最终生成的版本的问题</text:p>
          </table:table-cell>
        </table:table-row>
        <table:table-row>
          <table:table-cell table:style-name="表格4.A2" office:value-type="string">
            <text:p text:style-name="P47">文件树</text:p>
          </table:table-cell>
          <table:table-cell table:style-name="表格4.B2" office:value-type="string">
            <text:p text:style-name="P47">由用户对文件的编辑过程中所生成的每一个历史版本构成</text:p>
          </table:table-cell>
        </table:table-row>
        <table:table-row>
          <table:table-cell table:style-name="表格4.A2" office:value-type="string">
            <text:p text:style-name="P47">节点</text:p>
          </table:table-cell>
          <table:table-cell table:style-name="表格4.B2" office:value-type="string">
            <text:p text:style-name="P47">用户所拥有的文件的某一个历史版本</text:p>
          </table:table-cell>
        </table:table-row>
        <table:table-row>
          <table:table-cell table:style-name="表格4.A2" office:value-type="string">
            <text:p text:style-name="P47">合并</text:p>
          </table:table-cell>
          <table:table-cell table:style-name="表格4.B2" office:value-type="string">
            <text:p text:style-name="P47">用同一文件的多个不同的版本生成一个新版本</text:p>
          </table:table-cell>
        </table:table-row>
        <table:table-row>
          <table:table-cell table:style-name="表格4.A2" office:value-type="string">
            <text:p text:style-name="P47">同步</text:p>
          </table:table-cell>
          <table:table-cell table:style-name="表格4.B2" office:value-type="string">
            <text:p text:style-name="P47">使软件的客户端和服务器上的内容相同的过程</text:p>
          </table:table-cell>
        </table:table-row>
        <table:table-row>
          <table:table-cell table:style-name="表格4.A2" office:value-type="string">
            <text:p text:style-name="P47">删除文件</text:p>
          </table:table-cell>
          <table:table-cell table:style-name="表格4.B2" office:value-type="string">
            <text:p text:style-name="P47">移动用户的账户下的某些文件，效果是同步之后本地和服务端的默认目录下都不再存在该文件，只有云端的回收站中还保存者该文件</text:p>
          </table:table-cell>
        </table:table-row>
        <table:table-row>
          <table:table-cell table:style-name="表格4.A2" office:value-type="string">
            <text:p text:style-name="P47">还原</text:p>
          </table:table-cell>
          <table:table-cell table:style-name="表格4.B2" office:value-type="string">
            <text:p text:style-name="P47">将文件从用户的云端的回收站移动至</text:p>
          </table:table-cell>
        </table:table-row>
        <table:table-row>
          <table:table-cell table:style-name="表格4.A2" office:value-type="string">
            <text:p text:style-name="P47">移动</text:p>
          </table:table-cell>
          <table:table-cell table:style-name="表格4.B2" office:value-type="string">
            <text:p text:style-name="P47">将文件或目录从一个路径转移至另一条路径</text:p>
          </table:table-cell>
        </table:table-row>
        <table:table-row>
          <table:table-cell table:style-name="表格4.A2" office:value-type="string">
            <text:p text:style-name="P70">导入</text:p>
          </table:table-cell>
          <table:table-cell table:style-name="表格4.B2" office:value-type="string">
            <text:p text:style-name="P47">将群文件保存为个人文件或将个人文件保存为群文件</text:p>
          </table:table-cell>
        </table:table-row>
      </table:table>
      <text:p text:style-name="P9"/>
      <text:p text:style-name="P46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4-11T21:01:01.196647984</dc:date>
    <meta:editing-duration>PT4H46M33S</meta:editing-duration>
    <meta:editing-cycles>30</meta:editing-cycles>
    <meta:generator>LibreOffice/5.4.1.2$Linux_X86_64 LibreOffice_project/ea7cb86e6eeb2bf3a5af73a8f7777ac570321527</meta:generator>
    <meta:document-statistic meta:table-count="5" meta:image-count="0" meta:object-count="0" meta:page-count="14" meta:paragraph-count="628" meta:word-count="5823" meta:character-count="10016" meta:non-whitespace-character-count="7013"/>
  </office:meta>
</office:document-meta>
</file>